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9C18FD5E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Cambria" svg:font-family="Cambria"/>
    <style:font-face style:name="Lucida Sans1" svg:font-family="'Lucida Sans'" style:font-family-generic="swiss"/>
    <style:font-face style:name="Ubuntu Mono2" svg:font-family="'Ubuntu Mono'" style:font-pitch="fixed"/>
    <style:font-face style:name="Lucida Console" svg:font-family="'Lucida Console'" style:font-pitch="variable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Helvetica Neue1" svg:font-family="'Helvetica Neue'" style:font-family-generic="roman" style:font-pitch="variable"/>
    <style:font-face style:name="SourceCodePro-Bold" svg:font-family="SourceCodePro-Bold" style:font-family-generic="roman" style:font-pitch="variable"/>
    <style:font-face style:name="SourceCodePro-Regular" svg:font-family="SourceCodePro-Regular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3" svg:font-family="'Ubuntu Mono'" style:font-family-generic="system" style:font-pitch="variable"/>
  </office:font-face-decls>
  <office:automatic-styles>
    <style:style style:name="Table1" style:family="table">
      <style:table-properties style:width="7.5in" table:align="margins" style:writing-mode="lr-tb"/>
    </style:style>
    <style:style style:name="Table1.A" style:family="table-column">
      <style:table-column-properties style:column-width="0.2278in" style:rel-column-width="328*"/>
    </style:style>
    <style:style style:name="Table1.B" style:family="table-column">
      <style:table-column-properties style:column-width="0.7736in" style:rel-column-width="1114*"/>
    </style:style>
    <style:style style:name="Table1.C" style:family="table-column">
      <style:table-column-properties style:column-width="1.9965in" style:rel-column-width="2875*"/>
    </style:style>
    <style:style style:name="Table1.D" style:family="table-column">
      <style:table-column-properties style:column-width="4.5021in" style:rel-column-width="648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3381a1" fo:padding="0.0382in" fo:border-left="0.05pt solid #3381a1" fo:border-right="none" fo:border-top="0.05pt solid #3381a1" fo:border-bottom="0.05pt solid #3381a1">
        <style:background-image/>
      </style:table-cell-properties>
    </style:style>
    <style:style style:name="Table1.D1" style:family="table-cell">
      <style:table-cell-properties fo:background-color="#3381a1" fo:padding="0.0382in" fo:border="0.05pt solid #3381a1">
        <style:background-image/>
      </style:table-cell-properties>
    </style:style>
    <style:style style:name="Table1.A2" style:family="table-cell">
      <style:table-cell-properties fo:padding="0.0382in" fo:border-left="0.05pt solid #3381a1" fo:border-right="none" fo:border-top="none" fo:border-bottom="0.05pt solid #3381a1"/>
    </style:style>
    <style:style style:name="Table1.B2" style:family="table-cell">
      <style:table-cell-properties fo:padding="0.0382in" fo:border-left="0.05pt solid #3381a1" fo:border-right="none" fo:border-top="none" fo:border-bottom="0.05pt solid #3381a1"/>
    </style:style>
    <style:style style:name="Table1.C2" style:family="table-cell">
      <style:table-cell-properties fo:padding="0.0382in" fo:border-left="0.05pt solid #3381a1" fo:border-right="none" fo:border-top="none" fo:border-bottom="0.05pt solid #3381a1"/>
    </style:style>
    <style:style style:name="Table1.D2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3" style:family="table-cell">
      <style:table-cell-properties fo:padding="0.0382in" fo:border-left="0.05pt solid #3381a1" fo:border-right="none" fo:border-top="none" fo:border-bottom="0.05pt solid #3381a1"/>
    </style:style>
    <style:style style:name="Table1.B3" style:family="table-cell">
      <style:table-cell-properties fo:padding="0.0382in" fo:border-left="0.05pt solid #3381a1" fo:border-right="none" fo:border-top="none" fo:border-bottom="0.05pt solid #3381a1"/>
    </style:style>
    <style:style style:name="Table1.C3" style:family="table-cell">
      <style:table-cell-properties fo:padding="0.0382in" fo:border-left="0.05pt solid #3381a1" fo:border-right="none" fo:border-top="none" fo:border-bottom="0.05pt solid #3381a1"/>
    </style:style>
    <style:style style:name="Table1.D3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4" style:family="table-cell">
      <style:table-cell-properties fo:padding="0.0382in" fo:border-left="0.05pt solid #3381a1" fo:border-right="none" fo:border-top="none" fo:border-bottom="0.05pt solid #3381a1"/>
    </style:style>
    <style:style style:name="Table1.B4" style:family="table-cell">
      <style:table-cell-properties fo:padding="0.0382in" fo:border-left="0.05pt solid #3381a1" fo:border-right="none" fo:border-top="none" fo:border-bottom="0.05pt solid #3381a1"/>
    </style:style>
    <style:style style:name="Table1.C4" style:family="table-cell">
      <style:table-cell-properties fo:padding="0.0382in" fo:border-left="0.05pt solid #3381a1" fo:border-right="none" fo:border-top="none" fo:border-bottom="0.05pt solid #3381a1"/>
    </style:style>
    <style:style style:name="Table1.D4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5" style:family="table-cell">
      <style:table-cell-properties fo:padding="0.0382in" fo:border-left="0.05pt solid #3381a1" fo:border-right="none" fo:border-top="none" fo:border-bottom="0.05pt solid #3381a1"/>
    </style:style>
    <style:style style:name="Table1.B5" style:family="table-cell">
      <style:table-cell-properties fo:padding="0.0382in" fo:border-left="0.05pt solid #3381a1" fo:border-right="none" fo:border-top="none" fo:border-bottom="0.05pt solid #3381a1"/>
    </style:style>
    <style:style style:name="Table1.C5" style:family="table-cell">
      <style:table-cell-properties fo:padding="0.0382in" fo:border-left="0.05pt solid #3381a1" fo:border-right="none" fo:border-top="none" fo:border-bottom="0.05pt solid #3381a1"/>
    </style:style>
    <style:style style:name="Table1.D5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6" style:family="table-cell">
      <style:table-cell-properties fo:padding="0.0382in" fo:border-left="0.05pt solid #3381a1" fo:border-right="none" fo:border-top="none" fo:border-bottom="0.05pt solid #3381a1"/>
    </style:style>
    <style:style style:name="Table1.B6" style:family="table-cell">
      <style:table-cell-properties fo:padding="0.0382in" fo:border-left="0.05pt solid #3381a1" fo:border-right="none" fo:border-top="none" fo:border-bottom="0.05pt solid #3381a1"/>
    </style:style>
    <style:style style:name="Table1.C6" style:family="table-cell">
      <style:table-cell-properties fo:padding="0.0382in" fo:border-left="0.05pt solid #3381a1" fo:border-right="none" fo:border-top="none" fo:border-bottom="0.05pt solid #3381a1"/>
    </style:style>
    <style:style style:name="Table1.D6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7" style:family="table-cell">
      <style:table-cell-properties fo:padding="0.0382in" fo:border-left="0.05pt solid #3381a1" fo:border-right="none" fo:border-top="none" fo:border-bottom="0.05pt solid #3381a1"/>
    </style:style>
    <style:style style:name="Table1.B7" style:family="table-cell">
      <style:table-cell-properties fo:padding="0.0382in" fo:border-left="0.05pt solid #3381a1" fo:border-right="none" fo:border-top="none" fo:border-bottom="0.05pt solid #3381a1"/>
    </style:style>
    <style:style style:name="Table1.C7" style:family="table-cell">
      <style:table-cell-properties fo:padding="0.0382in" fo:border-left="0.05pt solid #3381a1" fo:border-right="none" fo:border-top="none" fo:border-bottom="0.05pt solid #3381a1"/>
    </style:style>
    <style:style style:name="Table1.D7" style:family="table-cell">
      <style:table-cell-properties fo:padding="0.0382in" fo:border-left="0.05pt solid #3381a1" fo:border-right="0.05pt solid #3381a1" fo:border-top="none" fo:border-bottom="0.05pt solid #3381a1"/>
    </style:style>
    <style:style style:name="P1" style:family="paragraph" style:parent-style-name="Table_20_Contents">
      <style:text-properties officeooo:rsid="00396ec0" officeooo:paragraph-rsid="00396ec0"/>
    </style:style>
    <style:style style:name="P2" style:family="paragraph" style:parent-style-name="Table_20_Contents">
      <style:text-properties officeooo:rsid="002d4531" officeooo:paragraph-rsid="002d4531"/>
    </style:style>
    <style:style style:name="P3" style:family="paragraph" style:parent-style-name="Standard">
      <style:text-properties fo:color="#808080" style:font-name="Ubuntu1" fo:font-size="8pt" style:font-size-asian="8pt" style:font-size-complex="8pt"/>
    </style:style>
    <style:style style:name="P4" style:family="paragraph" style:parent-style-name="Standard">
      <style:text-properties fo:font-size="10pt" officeooo:paragraph-rsid="002140e7"/>
    </style:style>
    <style:style style:name="P5" style:family="paragraph" style:parent-style-name="Default">
      <style:text-properties style:font-name="Ubuntu Mono" style:font-name-asian="Ubuntu Mono3" style:font-name-complex="Ubuntu Mono3"/>
    </style:style>
    <style:style style:name="P6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style:font-name="Arial" fo:font-size="9.35000038146973pt" officeooo:paragraph-rsid="002140e7"/>
    </style:style>
    <style:style style:name="P7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style:font-name="Ubuntu1" fo:font-size="10pt" officeooo:paragraph-rsid="002140e7" style:font-size-asian="10pt" style:font-size-complex="10pt"/>
    </style:style>
    <style:style style:name="P8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style:font-name="Ubuntu1" fo:font-size="10pt" officeooo:rsid="002140e7" officeooo:paragraph-rsid="002140e7" style:font-size-asian="10pt" style:font-size-complex="10pt"/>
    </style:style>
    <style:style style:name="P9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839390" style:font-name="Ubuntu1" fo:font-size="10pt" fo:font-weight="normal" officeooo:paragraph-rsid="002140e7" style:font-size-asian="10pt" style:font-weight-asian="normal" style:font-size-complex="10pt"/>
    </style:style>
    <style:style style:name="P10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839390" style:font-name="Ubuntu1" fo:font-size="10pt" fo:font-weight="normal" officeooo:rsid="002140e7" officeooo:paragraph-rsid="002140e7" style:font-size-asian="10pt" style:font-weight-asian="normal" style:font-size-complex="10pt"/>
    </style:style>
    <style:style style:name="P11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2" fo:font-size="10pt" fo:font-weight="normal" officeooo:paragraph-rsid="002140e7" style:font-size-asian="10pt" style:font-weight-asian="normal" style:font-size-complex="10pt"/>
    </style:style>
    <style:style style:name="P12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2" fo:font-size="10pt" fo:language="en" fo:country="US" fo:font-weight="normal" officeooo:paragraph-rsid="002140e7" style:font-size-asian="10pt" style:language-asian="en" style:country-asian="US" style:font-weight-asian="normal" style:font-size-complex="10pt" style:language-complex="ar" style:country-complex="SA"/>
    </style:style>
    <style:style style:name="P13" style:family="paragraph" style:parent-style-name="Standard">
      <style:paragraph-properties fo:margin-left="0.5in" fo:margin-right="0.1in" fo:margin-top="0in" fo:margin-bottom="0in" loext:contextual-spacing="false" fo:text-indent="0in" style:auto-text-indent="false"/>
      <style:text-properties fo:color="#839390" style:font-name="Lucida Console" fo:font-size="8pt" fo:language="en" fo:country="US" fo:font-weight="normal" officeooo:paragraph-rsid="002140e7" style:font-size-asian="8pt" style:language-asian="en" style:country-asian="US" style:font-weight-asian="normal" style:font-size-complex="8pt" style:language-complex="ar" style:country-complex="SA"/>
    </style:style>
    <style:style style:name="P14" style:family="paragraph" style:parent-style-name="Standard">
      <style:paragraph-properties fo:margin-left="0.5in" fo:margin-right="0.1in" fo:margin-top="0in" fo:margin-bottom="0in" loext:contextual-spacing="false" fo:text-indent="0in" style:auto-text-indent="false"/>
      <style:text-properties fo:color="#839390" style:font-name="Lucida Console" fo:font-size="8pt" fo:language="en" fo:country="US" fo:font-weight="normal" officeooo:rsid="0023336f" officeooo:paragraph-rsid="0023336f" style:font-size-asian="8pt" style:language-asian="en" style:country-asian="US" style:font-weight-asian="normal" style:font-size-complex="8pt" style:language-complex="ar" style:country-complex="SA"/>
    </style:style>
    <style:style style:name="P15" style:family="paragraph" style:parent-style-name="Standard">
      <style:paragraph-properties fo:margin-left="0.5in" fo:margin-right="0.1in" fo:margin-top="0in" fo:margin-bottom="0in" loext:contextual-spacing="false" fo:text-indent="0in" style:auto-text-indent="false"/>
      <style:text-properties fo:color="#000000" style:font-name="Ubuntu Mono2" fo:font-size="10pt" fo:language="en" fo:country="US" fo:font-weight="normal" officeooo:paragraph-rsid="002140e7" style:font-size-asian="10pt" style:language-asian="en" style:country-asian="US" style:font-weight-asian="normal" style:font-size-complex="10pt" style:language-complex="ar" style:country-complex="SA"/>
    </style:style>
    <style:style style:name="P16" style:family="paragraph" style:parent-style-name="Standard">
      <style:paragraph-properties fo:margin-left="0.5in" fo:margin-right="0.1in" fo:margin-top="0in" fo:margin-bottom="0in" loext:contextual-spacing="false" fo:text-indent="0in" style:auto-text-indent="false"/>
      <style:text-properties fo:color="#000000" style:font-name="Ubuntu Mono2" fo:font-size="10pt" fo:language="en" fo:country="US" fo:font-weight="normal" officeooo:rsid="0023336f" officeooo:paragraph-rsid="0023336f" style:font-size-asian="10pt" style:language-asian="en" style:country-asian="US" style:font-weight-asian="normal" style:font-size-complex="10pt" style:language-complex="ar" style:country-complex="SA"/>
    </style:style>
    <style:style style:name="P17" style:family="paragraph" style:parent-style-name="Footnote">
      <style:text-properties style:font-name="Ubuntu1" fo:font-size="8pt" officeooo:rsid="0026cf77" officeooo:paragraph-rsid="0026cf77" style:font-size-asian="8pt" style:font-size-complex="8pt"/>
    </style:style>
    <style:style style:name="P18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2" fo:font-size="10pt" fo:language="en" fo:country="US" fo:font-weight="normal" style:font-size-asian="10pt" style:language-asian="en" style:country-asian="US" style:font-weight-asian="normal" style:font-size-complex="10pt" style:language-complex="ar" style:country-complex="SA"/>
    </style:style>
    <style:style style:name="P19" style:family="paragraph" style:parent-style-name="Title" style:master-page-name="Standard">
      <style:paragraph-properties style:page-number="auto"/>
      <style:text-properties fo:color="#00688f" style:font-name="Ubuntu" fo:font-size="18pt" fo:language="en" fo:country="US" officeooo:rsid="00156bc7" officeooo:paragraph-rsid="00156bc7" style:font-size-asian="18pt" style:font-size-complex="18pt"/>
    </style:style>
    <style:style style:name="P20" style:family="paragraph" style:parent-style-name="Table_20_Contents">
      <style:text-properties fo:color="#ffffff" style:font-name="Ubuntu2" fo:font-size="8pt" officeooo:rsid="0026c093" officeooo:paragraph-rsid="0025b0c7" style:font-size-asian="8pt" style:font-size-complex="8pt"/>
    </style:style>
    <style:style style:name="P21" style:family="paragraph" style:parent-style-name="Table_20_Contents">
      <style:text-properties fo:color="#ffffff" style:font-name="Ubuntu2" fo:font-size="8pt" officeooo:rsid="0025b0c7" officeooo:paragraph-rsid="0025b0c7" style:font-size-asian="8pt" style:font-size-complex="8pt"/>
    </style:style>
    <style:style style:name="P22" style:family="paragraph" style:parent-style-name="Table_20_Contents">
      <style:text-properties style:font-name="Ubuntu Mono2" fo:font-size="8pt" officeooo:rsid="002a18b1" officeooo:paragraph-rsid="002a18b1" style:font-size-asian="8pt" style:font-size-complex="8pt"/>
    </style:style>
    <style:style style:name="P23" style:family="paragraph" style:parent-style-name="Table_20_Contents">
      <style:text-properties style:font-name="Ubuntu Mono2" fo:font-size="8pt" officeooo:rsid="0025b0c7" officeooo:paragraph-rsid="0025b0c7" style:font-size-asian="8pt" style:font-size-complex="8pt"/>
    </style:style>
    <style:style style:name="P24" style:family="paragraph" style:parent-style-name="Table_20_Contents">
      <style:text-properties style:font-name="Ubuntu Mono2" fo:font-size="8pt" officeooo:rsid="0025b0c7" officeooo:paragraph-rsid="0026cf77" style:font-size-asian="8pt" style:font-size-complex="8pt"/>
    </style:style>
    <style:style style:name="P25" style:family="paragraph" style:parent-style-name="Table_20_Contents">
      <style:text-properties style:font-name="Ubuntu Mono2" fo:font-size="8pt" officeooo:rsid="0026cf77" officeooo:paragraph-rsid="0026cf77" style:font-size-asian="8pt" style:font-size-complex="8pt"/>
    </style:style>
    <style:style style:name="P26" style:family="paragraph" style:parent-style-name="Table_20_Contents">
      <style:text-properties style:font-name="Ubuntu Mono2" fo:font-size="8pt" officeooo:rsid="002c810e" officeooo:paragraph-rsid="002c810e" style:font-size-asian="8pt" style:font-size-complex="8pt"/>
    </style:style>
    <style:style style:name="P27" style:family="paragraph" style:parent-style-name="Footnote">
      <style:text-properties style:font-name="Ubuntu1" fo:font-size="8pt" officeooo:rsid="003bbaff" officeooo:paragraph-rsid="003bbaff" style:font-size-asian="8pt" style:font-size-complex="8pt"/>
    </style:style>
    <style:style style:name="P28" style:family="paragraph" style:parent-style-name="Footnote">
      <style:text-properties style:font-name="Ubuntu1" fo:font-size="8pt" fo:language="en" fo:country="US" officeooo:rsid="0026cf77" officeooo:paragraph-rsid="00473040" style:font-size-asian="8pt" style:language-asian="en" style:country-asian="US" style:font-size-complex="8pt" style:language-complex="ar" style:country-complex="SA"/>
    </style:style>
    <style:style style:name="P29" style:family="paragraph" style:parent-style-name="Footnote">
      <style:text-properties style:font-name="Ubuntu1" fo:font-size="8pt" fo:language="en" fo:country="US" officeooo:rsid="0026cf77" officeooo:paragraph-rsid="004968fc" style:font-size-asian="8pt" style:language-asian="en" style:country-asian="US" style:font-size-complex="8pt" style:language-complex="ar" style:country-complex="SA"/>
    </style:style>
    <style:style style:name="P30" style:family="paragraph" style:parent-style-name="Text_20_body">
      <style:text-properties officeooo:paragraph-rsid="0025b0c7"/>
    </style:style>
    <style:style style:name="P31" style:family="paragraph" style:parent-style-name="Text_20_body">
      <style:text-properties officeooo:rsid="0028243e" officeooo:paragraph-rsid="0028243e"/>
    </style:style>
    <style:style style:name="P32" style:family="paragraph" style:parent-style-name="Text_20_body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Ubuntu Mono1" fo:font-size="10pt" officeooo:rsid="0028243e" officeooo:paragraph-rsid="002f8f17" style:font-size-asian="10pt" style:font-size-complex="10pt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 fo:font-size="10pt" fo:font-weight="normal" officeooo:rsid="0028243e" officeooo:paragraph-rsid="0028e237" style:font-name-asian="Ubuntu Mono3" style:font-size-asian="10pt" style:font-weight-asian="normal" style:font-name-complex="Ubuntu Mono3" style:font-size-complex="10pt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 fo:font-size="10pt" fo:font-weight="normal" officeooo:rsid="0028243e" officeooo:paragraph-rsid="003ce6ae" style:font-name-asian="Ubuntu Mono3" style:font-size-asian="10pt" style:font-weight-asian="normal" style:font-name-complex="Ubuntu Mono3" style:font-size-complex="10pt" style:font-weight-complex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 fo:font-size="10pt" fo:font-weight="normal" officeooo:rsid="00242519" officeooo:paragraph-rsid="0025b0c7" style:font-name-asian="Ubuntu Mono3" style:font-size-asian="10pt" style:font-weight-asian="normal" style:font-name-complex="Ubuntu Mono3" style:font-size-complex="10pt" style:font-weight-complex="normal"/>
    </style:style>
    <style:style style:name="P36" style:family="paragraph" style:parent-style-name="Text_20_body">
      <style:paragraph-properties fo:margin-top="0in" fo:margin-bottom="0in" loext:contextual-spacing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1" fo:font-size="10pt" fo:language="en" fo:country="US" fo:font-weight="normal" officeooo:rsid="0032c149" officeooo:paragraph-rsid="0032c149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37" style:family="paragraph" style:parent-style-name="Text_20_body">
      <style:paragraph-properties fo:margin-top="0in" fo:margin-bottom="0in" loext:contextual-spacing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1" fo:font-size="10pt" fo:language="en" fo:country="US" fo:font-weight="normal" officeooo:rsid="0032c149" officeooo:paragraph-rsid="0032c149" fo:background-color="transparent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028e237" officeooo:paragraph-rsid="00473040" fo:background-color="transparent"/>
    </style:style>
    <style:style style:name="P39" style:family="paragraph" style:parent-style-name="Text_20_body">
      <style:paragraph-properties fo:margin-top="0in" fo:margin-bottom="0in" loext:contextual-spacing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39390" style:font-name="Ubuntu Mono1" fo:font-size="8pt" fo:language="en" fo:country="US" fo:font-weight="normal" officeooo:rsid="002af539" officeooo:paragraph-rsid="0032c149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40" style:family="paragraph" style:parent-style-name="Text_20_body">
      <style:paragraph-properties fo:margin-top="0in" fo:margin-bottom="0in" loext:contextual-spacing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39390" style:font-name="Ubuntu Mono1" fo:font-size="8pt" fo:language="en" fo:country="US" fo:font-weight="normal" officeooo:rsid="0049c805" officeooo:paragraph-rsid="0049c805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41" style:family="paragraph" style:parent-style-name="Text_20_body">
      <style:paragraph-properties fo:margin-top="0in" fo:margin-bottom="0in" loext:contextual-spacing="false" text:number-lines="false" text:line-number="0"/>
      <style:text-properties officeooo:rsid="0028e237" officeooo:paragraph-rsid="00473040" fo:background-color="transparent"/>
    </style:style>
    <style:style style:name="P42" style:family="paragraph" style:parent-style-name="Standard">
      <style:text-properties fo:color="#808080" style:font-name="Ubuntu1" fo:font-size="8pt" style:font-size-asian="8pt" style:font-size-complex="8pt"/>
    </style:style>
    <style:style style:name="P4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4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1" fo:font-size="10pt" style:font-size-asian="10pt" style:font-size-complex="10pt"/>
    </style:style>
    <style:style style:name="P4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1" fo:font-size="10pt" officeooo:paragraph-rsid="00473040" style:font-size-asian="10pt" style:font-size-complex="10pt"/>
    </style:style>
    <style:style style:name="P4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1" fo:font-size="10pt" officeooo:rsid="00473040" officeooo:paragraph-rsid="00473040" style:font-size-asian="10pt" style:font-size-complex="10pt"/>
    </style:style>
    <style:style style:name="P47" style:family="paragraph" style:parent-style-name="Standard">
      <style:text-properties fo:font-variant="normal" fo:text-transform="none" fo:color="#00688f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156bc7" officeooo:paragraph-rsid="0028243e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P4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688f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156bc7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P4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39390" style:font-name="Ubuntu Mono1" fo:font-size="10pt" style:font-size-asian="10pt" style:font-size-complex="10pt"/>
    </style:style>
    <style:style style:name="P5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e9a533" style:font-name="Ubuntu Mono1" fo:font-size="10pt" officeooo:rsid="00473040" officeooo:paragraph-rsid="00473040" style:font-size-asian="10pt" style:font-size-complex="10pt"/>
    </style:style>
    <style:style style:name="P5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Ubuntu1" fo:font-size="8pt" fo:language="en" fo:country="US" officeooo:rsid="0026cf77" style:font-size-asian="8pt" style:language-asian="en" style:country-asian="US" style:font-size-complex="8pt" style:language-complex="ar" style:country-complex="SA"/>
    </style:style>
    <style:style style:name="P52" style:family="paragraph" style:parent-style-name="Standard" style:list-style-name="L1">
      <style:paragraph-properties fo:margin-left="0in" fo:margin-right="0.1in" fo:margin-top="0in" fo:margin-bottom="0in" loext:contextual-spacing="false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156bc7" officeooo:paragraph-rsid="002140e7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53" style:family="paragraph" style:parent-style-name="Standard" style:list-style-name="L1">
      <style:paragraph-properties fo:margin-left="0in" fo:margin-right="0.1in" fo:margin-top="0in" fo:margin-bottom="0in" loext:contextual-spacing="false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156bc7" officeooo:paragraph-rsid="0023336f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54" style:family="paragraph" style:parent-style-name="Standard" style:list-style-name="L1">
      <style:paragraph-properties fo:margin-left="0in" fo:margin-right="0.1in" fo:margin-top="0in" fo:margin-bottom="0in" loext:contextual-spacing="false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25b0c7" officeooo:paragraph-rsid="003bbaff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55" style:family="paragraph" style:parent-style-name="Standard" style:list-style-name="L1">
      <style:paragraph-properties fo:margin-left="0in" fo:margin-right="0.1in" fo:margin-top="0in" fo:margin-bottom="0in" loext:contextual-spacing="false" fo:line-height="100%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25b0c7" officeooo:paragraph-rsid="003e2913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56" style:family="paragraph" style:parent-style-name="Standard">
      <style:paragraph-properties fo:margin-left="0in" fo:margin-right="0.1in" fo:margin-top="0in" fo:margin-bottom="0in" loext:contextual-spacing="false" fo:line-height="100%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25b0c7" officeooo:paragraph-rsid="003e2913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57" style:family="paragraph" style:parent-style-name="Standard" style:list-style-name="L1">
      <style:paragraph-properties fo:margin-left="0in" fo:margin-right="0.1in" fo:margin-top="0in" fo:margin-bottom="0in" loext:contextual-spacing="false" fo:line-height="100%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3e2913" officeooo:paragraph-rsid="003e2913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58" style:family="paragraph" style:parent-style-name="Standard" style:list-style-name="L1">
      <style:paragraph-properties fo:margin-left="0in" fo:margin-right="0.1in" fo:margin-top="0in" fo:margin-bottom="0in" loext:contextual-spacing="false" fo:line-height="100%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3e2913" officeooo:paragraph-rsid="00428858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59" style:family="paragraph" style:parent-style-name="Standard">
      <style:paragraph-properties fo:margin-left="0in" fo:margin-right="0.1in" fo:margin-top="0in" fo:margin-bottom="0in" loext:contextual-spacing="false" fo:line-height="100%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3e2913" officeooo:paragraph-rsid="00428858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60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2" fo:font-size="10pt" fo:language="en" fo:country="US" fo:font-weight="normal" officeooo:rsid="0023336f" officeooo:paragraph-rsid="003bbaff" style:font-size-asian="10pt" style:language-asian="en" style:country-asian="US" style:font-weight-asian="normal" style:font-size-complex="10pt" style:language-complex="ar" style:country-complex="SA"/>
    </style:style>
    <style:style style:name="P61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1" fo:font-size="8pt" fo:language="en" fo:country="US" fo:font-weight="normal" officeooo:rsid="002af539" officeooo:paragraph-rsid="002af539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62" style:family="paragraph" style:parent-style-name="Standard">
      <style:paragraph-properties fo:margin-left="0in" fo:margin-right="0.1in" fo:margin-top="0in" fo:margin-bottom="0in" loext:contextual-spacing="false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1" fo:font-size="8pt" fo:language="en" fo:country="US" fo:font-weight="normal" officeooo:rsid="002af539" officeooo:paragraph-rsid="002af539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63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1" fo:font-size="8pt" fo:language="en" fo:country="US" fo:font-weight="normal" officeooo:rsid="002cab15" officeooo:paragraph-rsid="002cab15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64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1" fo:font-size="8pt" fo:language="en" fo:country="US" fo:font-weight="normal" officeooo:rsid="0049fdc0" officeooo:paragraph-rsid="0049fdc0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65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1" fo:font-size="8pt" fo:language="en" fo:country="US" fo:font-weight="normal" officeooo:rsid="0049fdc0" officeooo:paragraph-rsid="004b6d4e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66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1" fo:font-size="8pt" fo:language="en" fo:country="US" fo:font-weight="normal" officeooo:rsid="0049fdc0" officeooo:paragraph-rsid="004b832c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67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1" fo:font-size="8pt" fo:language="en" fo:country="US" fo:font-weight="normal" officeooo:rsid="0049fdc0" officeooo:paragraph-rsid="004c19ac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68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839390" style:font-name="Ubuntu1" fo:font-size="10pt" fo:font-weight="normal" officeooo:rsid="002140e7" officeooo:paragraph-rsid="002140e7" style:font-size-asian="10pt" style:font-weight-asian="normal" style:font-size-complex="10pt"/>
    </style:style>
    <style:style style:name="P69" style:family="paragraph" style:parent-style-name="Standard" style:list-style-name="L2">
      <style:paragraph-properties fo:margin-left="0in" fo:margin-right="0.1in" fo:margin-top="0in" fo:margin-bottom="0in" loext:contextual-spacing="false" fo:text-indent="0in" style:auto-text-indent="false"/>
      <style:text-properties officeooo:paragraph-rsid="0049fdc0"/>
    </style:style>
    <style:style style:name="P70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color="#000000" style:font-name="Ubuntu Mono2" fo:font-size="10pt" fo:language="en" fo:country="US" fo:font-weight="normal" officeooo:rsid="0023336f" officeooo:paragraph-rsid="003bbaff" style:font-size-asian="10pt" style:language-asian="en" style:country-asian="US" style:font-weight-asian="normal" style:font-size-complex="10pt" style:language-complex="ar" style:country-complex="SA"/>
    </style:style>
    <style:style style:name="P7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style:text-underline-style="none" fo:font-weight="normal" officeooo:rsid="003e2913" officeooo:paragraph-rsid="0045feed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2" fo:font-size="10pt" fo:language="en" fo:country="US" fo:font-weight="normal" officeooo:rsid="0023336f" officeooo:paragraph-rsid="003bbaff" style:font-size-asian="10pt" style:language-asian="en" style:country-asian="US" style:font-weight-asian="normal" style:font-size-complex="10pt" style:language-complex="ar" style:country-complex="SA"/>
    </style:style>
    <style:style style:name="P73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1" fo:font-size="8pt" style:font-size-asian="8pt" style:font-size-complex="8pt"/>
    </style:style>
    <style:style style:name="P74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1" fo:font-size="8pt" fo:font-weight="normal" style:font-size-asian="8pt" style:font-weight-asian="normal" style:font-size-complex="8pt"/>
    </style:style>
    <style:style style:name="P75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23336f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P76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23336f" officeooo:paragraph-rsid="003e2913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P77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Ubuntu Mono1" fo:font-size="10pt" style:font-size-asian="10pt" style:font-size-complex="10pt"/>
    </style:style>
    <style:style style:name="P78" style:family="paragraph" style:parent-style-name="Standard">
      <style:paragraph-properties fo:margin-left="0.5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Ubuntu Mono1" fo:font-size="10pt" officeooo:paragraph-rsid="003e2913" style:font-size-asian="10pt" style:font-size-complex="10pt"/>
    </style:style>
    <style:style style:name="P79" style:family="paragraph" style:parent-style-name="Standard">
      <style:paragraph-properties fo:margin-left="0.5in" fo:margin-right="0.1in" fo:margin-top="0in" fo:margin-bottom="0in" loext:contextual-spacing="false" fo:text-indent="0in" style:auto-text-indent="false"/>
      <style:text-properties fo:color="#839390" style:font-name="Ubuntu1" fo:font-size="10pt" fo:language="en" fo:country="US" fo:font-weight="normal" officeooo:rsid="0023336f" officeooo:paragraph-rsid="003bbaff" style:font-size-asian="10pt" style:language-asian="en" style:country-asian="US" style:font-weight-asian="normal" style:font-size-complex="10pt" style:language-complex="ar" style:country-complex="SA"/>
    </style:style>
    <style:style style:name="P80" style:family="paragraph" style:parent-style-name="Standard">
      <style:paragraph-properties fo:margin-left="0.5in" fo:margin-right="0.1in" fo:margin-top="0in" fo:margin-bottom="0in" loext:contextual-spacing="false" fo:text-indent="0in" style:auto-text-indent="false"/>
      <style:text-properties fo:color="#000000" style:font-name="Ubuntu Mono2" fo:font-size="10pt" fo:language="en" fo:country="US" fo:font-weight="normal" officeooo:rsid="0023336f" officeooo:paragraph-rsid="0023336f" style:font-size-asian="10pt" style:language-asian="en" style:country-asian="US" style:font-weight-asian="normal" style:font-size-complex="10pt" style:language-complex="ar" style:country-complex="SA"/>
    </style:style>
    <style:style style:name="P81" style:family="paragraph" style:parent-style-name="Standard">
      <style:paragraph-properties fo:margin-left="0.5in" fo:margin-right="0.1in" fo:margin-top="0in" fo:margin-bottom="0in" loext:contextual-spacing="false" fo:text-indent="0in" style:auto-text-indent="false"/>
      <style:text-properties fo:color="#000000" style:font-name="Ubuntu Mono2" fo:font-size="10pt" fo:language="en" fo:country="US" fo:font-weight="normal" officeooo:rsid="0023336f" officeooo:paragraph-rsid="003bbaff" style:font-size-asian="10pt" style:language-asian="en" style:country-asian="US" style:font-weight-asian="normal" style:font-size-complex="10pt" style:language-complex="ar" style:country-complex="SA"/>
    </style:style>
    <style:style style:name="P82" style:family="paragraph" style:parent-style-name="Standard">
      <style:paragraph-properties fo:margin-left="0.5in" fo:margin-right="0.1in" fo:margin-top="0in" fo:margin-bottom="0in" loext:contextual-spacing="false" fo:text-indent="0in" style:auto-text-indent="false"/>
      <style:text-properties style:font-name="Ubuntu1" fo:font-size="10pt" fo:font-weight="normal" officeooo:rsid="00242519" officeooo:paragraph-rsid="0023336f" style:font-name-asian="Ubuntu Mono3" style:font-size-asian="10pt" style:font-weight-asian="normal" style:font-name-complex="Ubuntu Mono3" style:font-size-complex="10pt" style:font-weight-complex="normal"/>
    </style:style>
    <style:style style:name="P83" style:family="paragraph" style:parent-style-name="Standard">
      <style:paragraph-properties fo:margin-left="0.5in" fo:margin-right="0.1in" fo:margin-top="0in" fo:margin-bottom="0in" loext:contextual-spacing="false" fo:line-height="100%" fo:text-indent="0in" style:auto-text-indent="false"/>
      <style:text-properties style:font-name="Ubuntu1" fo:font-size="10pt" fo:font-weight="normal" officeooo:rsid="0028243e" officeooo:paragraph-rsid="00428858" style:font-name-asian="Ubuntu Mono3" style:font-size-asian="10pt" style:font-weight-asian="normal" style:font-name-complex="Ubuntu Mono3" style:font-size-complex="10pt" style:font-weight-complex="normal"/>
    </style:style>
    <style:style style:name="P84" style:family="paragraph" style:parent-style-name="Standard">
      <style:paragraph-properties fo:margin-left="0.5in" fo:margin-right="0.1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23336f" officeooo:paragraph-rsid="003e2913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P85" style:family="paragraph" style:parent-style-name="Standard">
      <style:paragraph-properties fo:margin-left="0.5in" fo:margin-right="0.1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23336f" officeooo:paragraph-rsid="0041334f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P86" style:family="paragraph" style:parent-style-name="Standard">
      <style:paragraph-properties fo:margin-left="0.5in" fo:margin-right="0.1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Lucida Console" fo:font-size="8pt" fo:letter-spacing="normal" fo:language="en" fo:country="US" fo:font-style="normal" style:text-underline-style="none" fo:font-weight="normal" officeooo:rsid="0023336f" officeooo:paragraph-rsid="003e2913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P87" style:family="paragraph" style:parent-style-name="Standard">
      <style:paragraph-properties fo:margin-left="0.5in" fo:margin-right="0.1in" fo:margin-top="0in" fo:margin-bottom="0in" loext:contextual-spacing="false" fo:line-height="100%" fo:text-indent="0in" style:auto-text-indent="false"/>
      <style:text-properties officeooo:paragraph-rsid="00428858"/>
    </style:style>
    <style:style style:name="P88" style:family="paragraph" style:parent-style-name="Standard">
      <style:paragraph-properties fo:margin-left="0in" fo:margin-right="0in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25b0c7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89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1" fo:font-size="10pt" officeooo:rsid="00473040" officeooo:paragraph-rsid="00473040" fo:background-color="transparent" style:font-size-asian="10pt" style:font-size-complex="10pt"/>
    </style:style>
    <style:style style:name="T1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2140e7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2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2140e7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28e237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2f8f17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32c149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3ce6ae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3e2913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font-style="normal" style:text-underline-style="none" fo:font-weight="normal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0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font-style="normal" style:text-underline-style="none" fo:font-weight="normal" officeooo:rsid="002f8f17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1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font-style="normal" style:text-underline-style="none" fo:font-weight="normal" officeooo:rsid="004b6d4e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2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font-style="normal" style:text-underline-style="none" fo:font-weight="normal" officeooo:rsid="004c19ac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13" style:family="text">
      <style:text-properties fo:font-variant="normal" fo:text-transform="none" fo:color="#3ef726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fo:font-weight="bold" officeooo:rsid="002140e7" style:letter-kerning="false" style:font-name-asian="Ubuntu Mono3" style:font-size-asian="10pt" style:font-style-asian="normal" style:font-weight-asian="bold" style:font-name-complex="Ubuntu Mono3" style:font-size-complex="10pt" style:font-style-complex="normal" style:font-weight-complex="normal"/>
    </style:style>
    <style:style style:name="T14" style:family="text"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font-style="normal" style:text-underline-style="none" fo:font-weight="normal" officeooo:rsid="00156bc7" style:letter-kerning="fals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5" style:family="text"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font-style="normal" style:text-underline-style="none" fo:font-weight="normal" officeooo:rsid="004b832c" style:letter-kerning="fals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Lucida Console" fo:font-size="8pt" fo:letter-spacing="normal" fo:language="en" fo:country="US" fo:font-style="normal" style:text-underline-style="none" fo:font-weight="normal" officeooo:rsid="0023336f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ucida Console" fo:font-size="8pt" fo:letter-spacing="normal" fo:language="en" fo:country="US" fo:font-style="normal" style:text-underline-style="none" fo:font-weight="normal" officeooo:rsid="003e2913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46a39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473040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473040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473040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2cab15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style:text-underline-style="none" fo:font-weight="normal" officeooo:rsid="002cab15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letter-spacing="normal" fo:language="en" fo:country="US" fo:font-style="normal" style:text-underline-style="none" fo:font-weight="normal" officeooo:rsid="002cab15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25" style:family="text">
      <style:text-properties fo:font-variant="normal" fo:text-transform="none" fo:color="#e9a533" style:text-outline="false" style:text-line-through-style="none" style:text-line-through-type="none" style:text-position="0% 100%" style:font-name="Lucida Console" fo:font-size="8pt" fo:letter-spacing="normal" fo:language="en" fo:country="US" fo:font-style="normal" style:text-underline-style="none" fo:font-weight="normal" officeooo:rsid="0023336f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26" style:family="text">
      <style:text-properties fo:font-variant="normal" fo:text-transform="none" fo:color="#e9a533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473040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7" style:family="text">
      <style:text-properties fo:font-variant="normal" fo:text-transform="none" fo:color="#e9a533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49c805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8" style:family="text">
      <style:text-properties fo:font-variant="normal" fo:text-transform="none" fo:color="#3381a1" style:text-outline="false" style:text-line-through-style="none" style:text-line-through-type="none" style:text-position="0% 100%" style:font-name="Lucida Console" fo:font-size="8pt" fo:letter-spacing="normal" fo:language="en" fo:country="US" fo:font-style="normal" style:text-underline-style="none" fo:font-weight="normal" officeooo:rsid="0023336f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29" style:family="text">
      <style:text-properties fo:font-variant="normal" fo:text-transform="none" fo:color="#3381a1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473040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30" style:family="text">
      <style:text-properties fo:font-variant="normal" fo:text-transform="none" fo:color="#009900" style:text-outline="false" style:text-line-through-style="none" style:text-line-through-type="none" style:text-position="0% 100%" style:font-name="Lucida Console" fo:font-size="8pt" fo:letter-spacing="normal" fo:language="en" fo:country="US" fo:font-style="normal" style:text-underline-style="none" fo:font-weight="normal" officeooo:rsid="0023336f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fo:color="#996600" style:text-outline="false" style:text-line-through-style="none" style:text-line-through-type="none" style:text-position="0% 100%" style:font-name="Lucida Console" fo:font-size="8pt" fo:letter-spacing="normal" fo:language="en" fo:country="US" fo:font-style="normal" style:text-underline-style="none" fo:font-weight="normal" officeooo:rsid="0023336f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fo:color="#ff6666" style:text-outline="false" style:text-line-through-style="none" style:text-line-through-type="none" style:text-position="0% 100%" style:font-name="Lucida Console" fo:font-size="8pt" fo:letter-spacing="normal" fo:language="en" fo:country="US" fo:font-style="normal" style:text-underline-style="none" fo:font-weight="normal" officeooo:rsid="0023336f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fo:font-weight="normal" style:letter-kerning="false" style:font-name-asian="Arial Unicode MS" style:font-style-asian="normal" style:font-weight-asian="normal" style:font-name-complex="Arial Unicode MS" style:font-style-complex="normal" style:font-weight-complex="normal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fo:font-weight="normal" officeooo:rsid="002cab15" style:letter-kerning="false" style:font-name-asian="Arial Unicode MS" style:font-style-asian="normal" style:font-weight-asian="normal" style:font-name-complex="Arial Unicode MS" style:font-style-complex="normal" style:font-weight-complex="normal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style:letter-kerning="false" style:font-name-asian="Arial Unicode MS" style:font-style-asian="normal" style:font-name-complex="Arial Unicode MS" style:font-style-complex="normal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officeooo:rsid="00473040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37" style:family="text">
      <style:text-properties fo:font-variant="normal" fo:text-transform="none" style:text-outline="false" style:text-line-through-style="none" style:text-line-through-type="none" style:text-position="0% 100%" style:font-name="Cambria" fo:font-size="9.35000038146973pt" fo:letter-spacing="normal" fo:font-style="normal" style:text-underline-style="none" fo:font-weight="normal" officeooo:rsid="004b6d4e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38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style:text-underline-style="none" fo:font-weight="normal" officeooo:rsid="00473040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9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style:text-underline-style="none" fo:font-weight="normal" officeooo:rsid="00473040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40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style:text-underline-style="none" fo:font-weight="normal" officeooo:rsid="004b6d4e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41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style:text-underline-style="none" fo:font-weight="normal" officeooo:rsid="004c19ac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42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style:text-underline-style="none" officeooo:rsid="00473040" style:letter-kerning="false" style:font-name-asian="Arial Unicode MS" style:font-size-asian="10pt" style:font-style-asian="normal" style:font-name-complex="Arial Unicode MS" style:font-size-complex="10pt" style:font-style-complex="normal"/>
    </style:style>
    <style:style style:name="T43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style:text-underline-style="none" officeooo:rsid="004b6d4e" style:letter-kerning="false" style:font-name-asian="Arial Unicode MS" style:font-size-asian="10pt" style:font-style-asian="normal" style:font-name-complex="Arial Unicode MS" style:font-size-complex="10pt" style:font-style-complex="normal"/>
    </style:style>
    <style:style style:name="T44" style:family="text">
      <style:text-properties fo:font-variant="normal" fo:text-transform="none" fo:color="#839390" style:text-outline="false" style:text-line-through-style="none" style:text-line-through-type="none" style:text-position="0% 100%" style:font-name="SourceCodePro-Regular" fo:font-size="15pt" fo:letter-spacing="normal" fo:font-style="normal" style:text-underline-style="none" fo:font-weight="normal" officeooo:rsid="004c19ac" style:letter-kerning="false" style:font-name-asian="Arial Unicode MS" style:font-size-asian="15pt" style:font-style-asian="normal" style:font-weight-asian="normal" style:font-name-complex="Arial Unicode MS" style:font-size-complex="14pt" style:font-style-complex="normal" style:font-weight-complex="normal"/>
    </style:style>
    <style:style style:name="T45" style:family="text">
      <style:text-properties fo:font-variant="normal" fo:text-transform="none" fo:color="#839390" style:text-outline="false" style:text-line-through-style="none" style:text-line-through-type="none" style:text-position="0% 100%" style:font-name="SourceCodePro-Regular" fo:font-size="15pt" fo:letter-spacing="normal" fo:font-style="normal" style:text-underline-style="none" officeooo:rsid="004c19ac" style:letter-kerning="false" style:font-name-asian="Arial Unicode MS" style:font-size-asian="15pt" style:font-style-asian="normal" style:font-name-complex="Arial Unicode MS" style:font-size-complex="14pt" style:font-style-complex="normal"/>
    </style:style>
    <style:style style:name="T46" style:family="text">
      <style:text-properties fo:color="#3ef726" fo:font-weight="bold" style:font-weight-asian="bold"/>
    </style:style>
    <style:style style:name="T47" style:family="text">
      <style:text-properties fo:color="#3ef726" style:font-name="Ubuntu Mono1" fo:font-size="8pt" fo:font-weight="bold" officeooo:rsid="00428858" style:font-size-asian="8pt" style:font-weight-asian="bold" style:font-size-complex="8pt" style:font-weight-complex="normal"/>
    </style:style>
    <style:style style:name="T48" style:family="text">
      <style:text-properties fo:color="#839390" style:font-name="Ubuntu1" fo:font-size="10pt" fo:font-weight="normal" style:font-size-asian="10pt" style:font-weight-asian="normal" style:font-size-complex="10pt"/>
    </style:style>
    <style:style style:name="T49" style:family="text">
      <style:text-properties fo:color="#839390" fo:font-weight="normal" style:font-weight-asian="normal"/>
    </style:style>
    <style:style style:name="T50" style:family="text">
      <style:text-properties fo:color="#839390" style:font-name="SourceCodePro-Regular" fo:font-size="15pt" style:font-size-asian="15pt"/>
    </style:style>
    <style:style style:name="T51" style:family="text">
      <style:text-properties fo:color="#839390" style:font-name="Ubuntu Mono1" fo:font-size="8pt" fo:font-weight="normal" style:font-size-asian="8pt" style:font-weight-asian="normal" style:font-size-complex="8pt"/>
    </style:style>
    <style:style style:name="T52" style:family="text">
      <style:text-properties fo:color="#7635ff" style:font-name="Ubuntu1" fo:font-size="10pt" fo:font-weight="bold" style:font-size-asian="10pt" style:font-weight-asian="bold" style:font-size-complex="10pt"/>
    </style:style>
    <style:style style:name="T53" style:family="text">
      <style:text-properties fo:color="#7635ff" fo:font-weight="bold" style:font-weight-asian="bold"/>
    </style:style>
    <style:style style:name="T54" style:family="text">
      <style:text-properties fo:color="#7635ff" style:font-name="Ubuntu Mono1" fo:font-size="8pt" fo:font-weight="bold" style:font-size-asian="8pt" style:font-weight-asian="bold" style:font-size-complex="8pt"/>
    </style:style>
    <style:style style:name="T55" style:family="text">
      <style:text-properties officeooo:rsid="0023336f"/>
    </style:style>
    <style:style style:name="T56" style:family="text">
      <style:text-properties officeooo:rsid="0026cf77"/>
    </style:style>
    <style:style style:name="T57" style:family="text">
      <style:text-properties fo:color="#000000"/>
    </style:style>
    <style:style style:name="T58" style:family="text">
      <style:text-properties fo:color="#000000" style:font-name="Ubuntu Mono1" fo:font-size="8pt" fo:font-weight="bold" style:font-size-asian="8pt" style:font-weight-asian="bold" style:font-size-complex="8pt"/>
    </style:style>
    <style:style style:name="T59" style:family="text">
      <style:text-properties fo:color="#000000" style:font-name="Ubuntu Mono1" fo:font-size="8pt" fo:font-weight="normal" style:font-size-asian="8pt" style:font-weight-asian="normal" style:font-size-complex="8pt"/>
    </style:style>
    <style:style style:name="T60" style:family="text">
      <style:text-properties fo:color="#000000" style:font-name="Ubuntu Mono1" fo:font-size="8pt" fo:font-weight="normal" officeooo:rsid="00428858" style:font-size-asian="8pt" style:font-weight-asian="normal" style:font-size-complex="8pt" style:font-weight-complex="normal"/>
    </style:style>
    <style:style style:name="T61" style:family="text">
      <style:text-properties fo:color="#000000" officeooo:rsid="00473040"/>
    </style:style>
    <style:style style:name="T62" style:family="text">
      <style:text-properties officeooo:rsid="00396ec0"/>
    </style:style>
    <style:style style:name="T63" style:family="text">
      <style:text-properties officeooo:rsid="003bbaff"/>
    </style:style>
    <style:style style:name="T64" style:family="text">
      <style:text-properties fo:font-weight="normal" officeooo:rsid="003e2913" style:font-weight-asian="normal" style:font-weight-complex="normal"/>
    </style:style>
    <style:style style:name="T65" style:family="text">
      <style:text-properties fo:font-weight="normal" officeooo:rsid="003bbaff" style:font-weight-asian="normal" style:font-weight-complex="normal"/>
    </style:style>
    <style:style style:name="T66" style:family="text">
      <style:text-properties fo:font-weight="normal" officeooo:rsid="0041334f" style:font-weight-asian="normal" style:font-weight-complex="normal"/>
    </style:style>
    <style:style style:name="T67" style:family="text">
      <style:text-properties fo:font-weight="normal" officeooo:rsid="00428858" style:font-weight-asian="normal" style:font-weight-complex="normal"/>
    </style:style>
    <style:style style:name="T68" style:family="text">
      <style:text-properties fo:font-weight="normal" officeooo:rsid="0045feed" style:font-weight-asian="normal" style:font-weight-complex="normal"/>
    </style:style>
    <style:style style:name="T69" style:family="text">
      <style:text-properties fo:font-weight="normal" style:font-weight-asian="normal"/>
    </style:style>
    <style:style style:name="T70" style:family="tex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T71" style:family="text">
      <style:text-properties style:font-name="Lucida Console" fo:font-size="8pt" fo:font-weight="normal" officeooo:rsid="003e2913" style:font-size-asian="8pt" style:font-weight-asian="normal" style:font-size-complex="8pt" style:font-weight-complex="normal"/>
    </style:style>
    <style:style style:name="T72" style:family="text">
      <style:text-properties fo:font-size="7pt" fo:font-weight="normal" officeooo:rsid="003e2913" style:font-size-asian="7pt" style:font-weight-asian="normal" style:font-size-complex="7pt" style:font-weight-complex="normal"/>
    </style:style>
    <style:style style:name="T73" style:family="text">
      <style:text-properties fo:color="#e9a533"/>
    </style:style>
    <style:style style:name="T74" style:family="text">
      <style:text-properties fo:color="#e9a533" fo:font-size="7pt" fo:font-weight="normal" officeooo:rsid="003e2913" style:font-size-asian="7pt" style:font-weight-asian="normal" style:font-size-complex="7pt" style:font-weight-complex="normal"/>
    </style:style>
    <style:style style:name="T75" style:family="text">
      <style:text-properties fo:color="#3381a1" fo:font-size="7pt" fo:font-weight="normal" officeooo:rsid="003e2913" style:font-size-asian="7pt" style:font-weight-asian="normal" style:font-size-complex="7pt" style:font-weight-complex="normal"/>
    </style:style>
    <style:style style:name="T76" style:family="text">
      <style:text-properties fo:color="#3381a1" fo:font-weight="bold" style:font-weight-asian="bold" style:font-weight-complex="bold"/>
    </style:style>
    <style:style style:name="T77" style:family="text">
      <style:text-properties fo:color="#3381a1" fo:language="en" fo:country="US" fo:font-weight="bold" style:language-asian="en" style:country-asian="US" style:font-weight-asian="bold" style:language-complex="ar" style:country-complex="SA" style:font-weight-complex="bold"/>
    </style:style>
    <style:style style:name="T78" style:family="text">
      <style:text-properties fo:color="#009900" fo:font-size="7pt" fo:font-weight="normal" officeooo:rsid="003e2913" style:font-size-asian="7pt" style:font-weight-asian="normal" style:font-size-complex="7pt" style:font-weight-complex="normal"/>
    </style:style>
    <style:style style:name="T79" style:family="text">
      <style:text-properties fo:color="#996600" fo:font-size="7pt" fo:font-weight="normal" officeooo:rsid="003e2913" style:font-size-asian="7pt" style:font-weight-asian="normal" style:font-size-complex="7pt" style:font-weight-complex="normal"/>
    </style:style>
    <style:style style:name="T80" style:family="text">
      <style:text-properties fo:color="#ff6666" fo:font-size="7pt" fo:font-weight="normal" officeooo:rsid="003e2913" style:font-size-asian="7pt" style:font-weight-asian="normal" style:font-size-complex="7pt" style:font-weight-complex="normal"/>
    </style:style>
    <style:style style:name="T81" style:family="text">
      <style:text-properties fo:background-color="transparent" loext:char-shading-value="0"/>
    </style:style>
    <style:style style:name="T82" style:family="text">
      <style:text-properties officeooo:rsid="00473040"/>
    </style:style>
    <style:style style:name="T83" style:family="text">
      <style:text-properties officeooo:rsid="0048bbbe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ySQL 5.6 memcached</text:p>
      <text:p text:style-name="P5"/>
      <text:p text:style-name="P4"><text:span text:style-name="Strong_20_Emphasis"><text:span text:style-name="T1">File Locations</text:span></text:span></text:p>
      <text:p text:style-name="P4"><text:span text:style-name="Strong_20_Emphasis"><text:span text:style-name="T1"/></text:span></text:p>
      <text:p text:style-name="P6"><text:span text:style-name="Strong_20_Emphasis"><text:span text:style-name="T13">sanders@thinkpad</text:span></text:span><text:span text:style-name="T48"> </text:span><text:span text:style-name="T52">/usr/lib/mysql/plugin $</text:span><text:span text:style-name="T48"> ls -l</text:span></text:p>
      <text:p text:style-name="P11">-rw-r--r-- 1 root root 154592 Apr 20 07:52 libmemcached.so</text:p>
      <text:p text:style-name="P9"/>
      <text:p text:style-name="P7"><text:span text:style-name="T46">tsanders@thinkpad</text:span><text:span text:style-name="T49"> </text:span><text:span text:style-name="T53">/usr/share/mysql $</text:span><text:span text:style-name="T49"> ls -l</text:span></text:p>
      <text:p text:style-name="P12">-rw-r--r-- 1 root root <text:s text:c="2"/>3999 Mar <text:s/>4 08:40 innodb_memcached_config.sql</text:p>
      <text:p text:style-name="P12"/>
      <text:p text:style-name="P8"><text:span text:style-name="Strong_20_Emphasis"><text:span text:style-name="T2">Installation</text:span></text:span></text:p>
      <text:p text:style-name="P10"/>
      <text:list xml:id="list4114611213568416998" text:style-name="L1">
        <text:list-item>
          <text:p text:style-name="P54">Edit the Configuration File</text:p>
        </text:list-item>
      </text:list>
      <text:p text:style-name="P79"/>
      <text:p text:style-name="P81">sudo joe /<text:span text:style-name="T63">etc/mysql/mysql.conf.d/</text:span>mysqld.cnf<text:note text:id="ftn0" text:note-class="footnote"><text:note-citation>1</text:note-citation><text:note-body><text:p text:style-name="P27">The path and/or filename for your configuration file may different.</text:p></text:note-body></text:note></text:p>
      <text:p text:style-name="P81"/>
      <text:p text:style-name="P60"><text:tab/>[mysqld]</text:p>
      <text:p text:style-name="P60"><text:tab/># 23 Jun 2018: <text:s/>Added options for memcached. <text:s/><text:span text:style-name="T63">Configured to listen on port 11211.</text:span></text:p>
      <text:p text:style-name="P81">daemon_memcached_option="-p112<text:span text:style-name="T63">11</text:span> -l 127.0.0.1"</text:p>
      <text:p text:style-name="P70"/>
      <text:list xml:id="list202946516807645" text:continue-numbering="true" text:style-name="L1">
        <text:list-item>
          <text:p text:style-name="P52">Install the memcached Database and Tables</text:p>
        </text:list-item>
      </text:list>
      <text:p text:style-name="P10"/>
      <text:p text:style-name="P12"><text:tab/>root@localhost [(none)] <text:s/>source /usr/share/mysql/innodb_memcached_config.sql</text:p>
      <text:p text:style-name="P12"/>
      <text:p text:style-name="P15">root@localhost [<text:span text:style-name="T55">none</text:span>] <text:s/>show databases;</text:p>
      <text:p text:style-name="P18">+----------------------+</text:p>
      <text:p text:style-name="P18">| Database <text:s text:c="12"/>|</text:p>
      <text:p text:style-name="P18">+----------------------+</text:p>
      <text:p text:style-name="P18">| innodb_memcache <text:s text:c="5"/>|</text:p>
      <text:p text:style-name="P18">| innodb_to_memory <text:s text:c="4"/>|</text:p>
      <text:p text:style-name="P18">| test <text:s text:c="16"/>|</text:p>
      <text:p text:style-name="P15">+----------------------+</text:p>
      <text:p text:style-name="P13"/>
      <text:list xml:id="list202946862871858" text:continue-numbering="true" text:style-name="L1">
        <text:list-item>
          <text:p text:style-name="P53">Install the memcached Plugin</text:p>
        </text:list-item>
      </text:list>
      <text:p text:style-name="P14"/>
      <text:p text:style-name="P16">root@localhost [test] <text:s/>install plugin daemon_memcached soname "libmemcached.so";</text:p>
      <text:p text:style-name="P16">Query OK, 0 rows affected (0.09 sec)</text:p>
      <text:p text:style-name="P16"/>
      <text:p text:style-name="P70">thinkpad@localhost [(none)] <text:s/>show plugins;</text:p>
      <text:p text:style-name="P72">+----------------------------+----------+--------------------+-----------------+---------+</text:p>
      <text:p text:style-name="P72">| Name <text:s text:c="22"/>| Status <text:s text:c="2"/>| Type <text:s text:c="14"/>| Library <text:s text:c="8"/>| License |</text:p>
      <text:p text:style-name="P72">+----------------------------+----------+--------------------+-----------------+---------+</text:p>
      <text:p text:style-name="P72">| daemon_memcached <text:s text:c="10"/>| ACTIVE <text:s text:c="2"/>| DAEMON <text:s text:c="12"/>| libmemcached.so | GPL <text:s text:c="4"/>|</text:p>
      <text:p text:style-name="P70">+----------------------------+----------+--------------------+-----------------+---------+ </text:p>
      <text:p text:style-name="P82"/>
      <text:p text:style-name="P34"><text:span text:style-name="Strong_20_Emphasis"><text:span text:style-name="T7">Table Setup</text:span></text:span></text:p>
      <text:p text:style-name="P34"><text:span text:style-name="Strong_20_Emphasis"><text:span text:style-name="T8"/></text:span></text:p>
      <text:list xml:id="list202945334837878" text:continue-numbering="true" text:style-name="L1">
        <text:list-item>
          <text:p text:style-name="P55"><text:span text:style-name="Strong_20_Emphasis"><text:span text:style-name="T64">Creating the Cache Table</text:span></text:span></text:p>
        </text:list-item>
      </text:list>
      <text:p text:style-name="P56"><text:span text:style-name="Strong_20_Emphasis"><text:span text:style-name="T64"/></text:span></text:p>
      <text:p text:style-name="P84"><text:span text:style-name="Strong_20_Emphasis"><text:span text:style-name="T65">You </text:span></text:span><text:span text:style-name="Strong_20_Emphasis"><text:span text:style-name="T64">will need to create an InnoDB table that will be used to store the data in your cache. <text:s/></text:span></text:span></text:p>
      <text:p text:style-name="P84"><text:span text:style-name="Strong_20_Emphasis"><text:span text:style-name="T64"/></text:span></text:p>
      <text:p text:style-name="P84"><text:span text:style-name="Strong_20_Emphasis"><text:span text:style-name="T64">The following is an example:</text:span></text:span></text:p>
      <text:p text:style-name="P86"><text:soft-page-break/></text:p>
      <text:p text:style-name="P75"><text:span text:style-name="Strong_20_Emphasis"><text:span text:style-name="T70">thinkpad@localhost [xxx_lib] <text:s/>desc xxx_lib;</text:span></text:span></text:p>
      <text:p text:style-name="P77"><text:span text:style-name="Strong_20_Emphasis"><text:span text:style-name="T16">+----------+-------------+------+-----+</text:span></text:span></text:p>
      <text:p text:style-name="P77"><text:span text:style-name="Strong_20_Emphasis"><text:span text:style-name="T16">| Field <text:s text:c="3"/>| Type <text:s text:c="7"/>| Null | Key |</text:span></text:span></text:p>
      <text:p text:style-name="P77"><text:span text:style-name="Strong_20_Emphasis"><text:span text:style-name="T16">+----------+-------------+------+-----+</text:span></text:span></text:p>
      <text:p text:style-name="P77"><text:span text:style-name="Strong_20_Emphasis"><text:span text:style-name="T16">| </text:span></text:span><text:span text:style-name="Strong_20_Emphasis"><text:span text:style-name="T28">x_key </text:span></text:span><text:span text:style-name="Strong_20_Emphasis"><text:span text:style-name="T16"><text:s text:c="3"/>| varchar(64) | NO <text:s text:c="2"/>| PRI |<text:tab/>/* </text:span></text:span><text:span text:style-name="Strong_20_Emphasis"><text:span text:style-name="T17">you must have a primary key */</text:span></text:span></text:p>
      <text:p text:style-name="P77"><text:span text:style-name="Strong_20_Emphasis"><text:span text:style-name="T16">| </text:span></text:span><text:span text:style-name="Strong_20_Emphasis"><text:span text:style-name="T25">title</text:span></text:span><text:span text:style-name="Strong_20_Emphasis"><text:span text:style-name="T16"> <text:s text:c="3"/>| varchar(32) | NO <text:s text:c="2"/>| <text:s text:c="4"/>|<text:tab/>/</text:span></text:span><text:span text:style-name="Strong_20_Emphasis"><text:span text:style-name="T17">* a user-defined column */</text:span></text:span></text:p>
      <text:p text:style-name="P78"><text:span text:style-name="Strong_20_Emphasis"><text:span text:style-name="T16">| </text:span></text:span><text:span text:style-name="Strong_20_Emphasis"><text:span text:style-name="T25">genre</text:span></text:span><text:span text:style-name="Strong_20_Emphasis"><text:span text:style-name="T16"> <text:s text:c="3"/>| varchar(32) | NO <text:s text:c="2"/>| <text:s text:c="4"/>|<text:tab/>/</text:span></text:span><text:span text:style-name="Strong_20_Emphasis"><text:span text:style-name="T17">* a user-defined column */</text:span></text:span></text:p>
      <text:p text:style-name="P78"><text:span text:style-name="Strong_20_Emphasis"><text:span text:style-name="T16">| </text:span></text:span><text:span text:style-name="Strong_20_Emphasis"><text:span text:style-name="T25">erection</text:span></text:span><text:span text:style-name="Strong_20_Emphasis"><text:span text:style-name="T16"> | varchar(32) | NO <text:s text:c="2"/>| <text:s text:c="4"/>|<text:tab/>/</text:span></text:span><text:span text:style-name="Strong_20_Emphasis"><text:span text:style-name="T17">* a user-defined column */</text:span></text:span></text:p>
      <text:p text:style-name="P77"><text:span text:style-name="Strong_20_Emphasis"><text:span text:style-name="T16">| </text:span></text:span><text:span text:style-name="Strong_20_Emphasis"><text:span text:style-name="T30">flags</text:span></text:span><text:span text:style-name="Strong_20_Emphasis"><text:span text:style-name="T16"> <text:s text:c="3"/>| int(11) <text:s text:c="4"/>| YES <text:s/>| <text:s text:c="4"/>|<text:tab/>/*</text:span></text:span><text:span text:style-name="Strong_20_Emphasis"><text:span text:style-name="T17"> required */</text:span></text:span></text:p>
      <text:p text:style-name="P78"><text:span text:style-name="Strong_20_Emphasis"><text:span text:style-name="T16">| </text:span></text:span><text:span text:style-name="Strong_20_Emphasis"><text:span text:style-name="T31">cas</text:span></text:span><text:span text:style-name="Strong_20_Emphasis"><text:span text:style-name="T16"> <text:s text:c="5"/>| bigint(20) <text:s/>| YES <text:s/>| <text:s text:c="4"/>|<text:tab/>/*</text:span></text:span><text:span text:style-name="Strong_20_Emphasis"><text:span text:style-name="T17"> required */</text:span></text:span></text:p>
      <text:p text:style-name="P78"><text:span text:style-name="Strong_20_Emphasis"><text:span text:style-name="T16">| </text:span></text:span><text:span text:style-name="Strong_20_Emphasis"><text:span text:style-name="T32">expiry</text:span></text:span><text:span text:style-name="Strong_20_Emphasis"><text:span text:style-name="T16"> <text:s text:c="2"/>| int(11) <text:s text:c="4"/>| YES <text:s/>| <text:s text:c="4"/>| <text:tab/>/*</text:span></text:span><text:span text:style-name="Strong_20_Emphasis"><text:span text:style-name="T17"> required */</text:span></text:span></text:p>
      <text:p text:style-name="P76"><text:span text:style-name="Strong_20_Emphasis"><text:span text:style-name="T70">+----------+-------------+------+-----+ </text:span></text:span></text:p>
      <text:p text:style-name="P76"><text:span text:style-name="Strong_20_Emphasis"><text:span text:style-name="T71"/></text:span></text:p>
      <text:p text:style-name="P76"><text:span text:style-name="Strong_20_Emphasis"><text:span text:style-name="T71">Note: <text:s/>You must have columns for `flags`, `cas`, and `expiry`. <text:s/>They can have names different that these, but there must exist one column for each of these.</text:span></text:span></text:p>
      <text:p text:style-name="P88"/>
      <text:list xml:id="list202946640620504" text:continue-numbering="true" text:style-name="L1">
        <text:list-item>
          <text:p text:style-name="P57">Configuring the innodb_memcache.containers Table</text:p>
        </text:list-item>
      </text:list>
      <text:p text:style-name="P84"><text:span text:style-name="Strong_20_Emphasis"><text:span text:style-name="T65"/></text:span></text:p>
      <text:p text:style-name="P84"><text:span text:style-name="Strong_20_Emphasis"><text:span text:style-name="T65">You </text:span></text:span><text:span text:style-name="Strong_20_Emphasis"><text:span text:style-name="T64">will need to update the innodb_memcached table. <text:s/>Using the xxx_lib table above as an example, the containers table will look like this:</text:span></text:span></text:p>
      <text:p text:style-name="P84"><text:span text:style-name="Strong_20_Emphasis"><text:span text:style-name="T64"/></text:span></text:p>
      <text:p text:style-name="P84"><text:span text:style-name="Strong_20_Emphasis"><text:span text:style-name="T72">thinkpad@localhost [xxx_lib] <text:s/>select * from innodb_memcache.containers;</text:span></text:span></text:p>
      <text:p text:style-name="P84"><text:span text:style-name="Strong_20_Emphasis"><text:span text:style-name="T72">+---------+-----------+-----------+-------------+----------------------+-------+------------+--------------------+------------------------+</text:span></text:span></text:p>
      <text:p text:style-name="P84"><text:span text:style-name="Strong_20_Emphasis"><text:span text:style-name="T72">| name <text:s text:c="3"/>| db_schema | db_table <text:s/>| key_columns | value_columns <text:s text:c="7"/>| flags | cas_column | expire_time_column | unique_idx_name_on_key |</text:span></text:span></text:p>
      <text:p text:style-name="P84"><text:span text:style-name="Strong_20_Emphasis"><text:span text:style-name="T72">+---------+-----------+-----------+-------------+----------------------+-------+------------+--------------------+------------------------+</text:span></text:span></text:p>
      <text:p text:style-name="P84"><text:span text:style-name="Strong_20_Emphasis"><text:span text:style-name="T72">| default | xxx_lib <text:s text:c="2"/>| xxx_lib <text:s text:c="2"/>| </text:span></text:span><text:span text:style-name="Strong_20_Emphasis"><text:span text:style-name="T75">x_key</text:span></text:span><text:span text:style-name="Strong_20_Emphasis"><text:span text:style-name="T72"> <text:s text:c="6"/>| </text:span></text:span><text:span text:style-name="Strong_20_Emphasis"><text:span text:style-name="T74">title|genre|erection</text:span></text:span><text:span text:style-name="Strong_20_Emphasis"><text:span text:style-name="T72"> | </text:span></text:span><text:span text:style-name="Strong_20_Emphasis"><text:span text:style-name="T78">flags</text:span></text:span><text:span text:style-name="Strong_20_Emphasis"><text:span text:style-name="T72"> | </text:span></text:span><text:span text:style-name="Strong_20_Emphasis"><text:span text:style-name="T79">cas</text:span></text:span><text:span text:style-name="Strong_20_Emphasis"><text:span text:style-name="T72"> <text:s text:c="7"/>| </text:span></text:span><text:span text:style-name="Strong_20_Emphasis"><text:span text:style-name="T80">expiry</text:span></text:span><text:span text:style-name="Strong_20_Emphasis"><text:span text:style-name="T72"> <text:s text:c="12"/>| PRIMARY <text:s text:c="15"/>|</text:span></text:span></text:p>
      <text:p text:style-name="P84"><text:span text:style-name="Strong_20_Emphasis"><text:span text:style-name="T72">+---------+-----------+-----------+-------------+----------------------+-------+------------+--------------------+------------------------+</text:span></text:span></text:p>
      <text:p text:style-name="P84"><text:span text:style-name="Strong_20_Emphasis"><text:span text:style-name="T72"/></text:span></text:p>
      <text:p text:style-name="P85"><text:span text:style-name="Strong_20_Emphasis"><text:span text:style-name="T66">Note: <text:s/>Concatenate the user-defined columns in `xxx_lib` using a pipe delimiter, and store that in the `value_columns` column.</text:span></text:span></text:p>
      <text:p text:style-name="P85"><text:span text:style-name="Strong_20_Emphasis"><text:span text:style-name="T66"/></text:span></text:p>
      <text:list xml:id="list202946030122374" text:continue-numbering="true" text:style-name="L1">
        <text:list-item>
          <text:p text:style-name="P58"><text:span text:style-name="Strong_20_Emphasis"><text:span text:style-name="T67">Restart the memcached server</text:span></text:span></text:p>
        </text:list-item>
      </text:list>
      <text:p text:style-name="P59"><text:span text:style-name="Strong_20_Emphasis"><text:span text:style-name="T67"><text:tab/></text:span></text:span></text:p>
      <text:p text:style-name="P87"><text:span text:style-name="Strong_20_Emphasis"><text:span text:style-name="T47">tsanders@thinkpad</text:span></text:span><text:span text:style-name="T51"> </text:span><text:span text:style-name="T54">~/Desktop </text:span><text:span text:style-name="T58">$</text:span><text:span text:style-name="T59"> mysql</text:span></text:p>
      <text:p text:style-name="P73"><text:span text:style-name="T69">Welcome to the MySQL monitor. <text:s/>Commands end with ; or \g.</text:span></text:p>
      <text:p text:style-name="P73"><text:span text:style-name="T69">Your MySQL connection id is 18</text:span></text:p>
      <text:p text:style-name="P73"><text:span text:style-name="T69">Server version: 5.7.22-0ubuntu0.16.04.1-log (Ubuntu)</text:span></text:p>
      <text:p text:style-name="P74"/>
      <text:p text:style-name="P73"><text:span text:style-name="T69">thinkpad@localhost [(none)] <text:s/></text:span><text:span text:style-name="T76">uninstall plugin daemon_memcached;</text:span></text:p>
      <text:p text:style-name="P73"><text:span text:style-name="T69">Query OK, 0 rows affected (2.04 sec)</text:span></text:p>
      <text:p text:style-name="P74"/>
      <text:p text:style-name="P73"><text:span text:style-name="T69">thinkpad@localhost [(none)] <text:s/></text:span><text:span text:style-name="T77">install plugin daemon_memcached soname 'libmemcached.so';</text:span></text:p>
      <text:p text:style-name="P73"><text:span text:style-name="T69">Query OK, 0 rows affected (0.05 sec)</text:span></text:p>
      <text:p text:style-name="P74"/>
      <text:p text:style-name="P73"><text:span text:style-name="T69">thinkpad@localhost [(none)] <text:s/></text:span><text:span text:style-name="T77">show plugins;</text:span></text:p>
      <text:p text:style-name="P73"><text:span text:style-name="T69">+----------------------------+----------+--------------------+-----------------+---------+</text:span></text:p>
      <text:p text:style-name="P73"><text:span text:style-name="T69">| Name <text:s text:c="22"/>| Status <text:s text:c="2"/>| Type <text:s text:c="14"/>| Library <text:s text:c="8"/>| License |</text:span></text:p>
      <text:p text:style-name="P73"><text:span text:style-name="T69">+----------------------------+----------+--------------------+-----------------+---------+</text:span></text:p>
      <text:p text:style-name="P73"><text:span text:style-name="T69">| daemon_memcached <text:s text:c="10"/>| ACTIVE <text:s text:c="2"/>| DAEMON <text:s text:c="12"/>| libmemcached.so | GPL <text:s text:c="4"/>|</text:span></text:p>
      <text:p text:style-name="P73"><text:span text:style-name="T69">+----------------------------+----------+--------------------+-----------------+---------+</text:span></text:p>
      <text:p text:style-name="P71"><text:span text:style-name="Strong_20_Emphasis"><text:span text:style-name="T60"/></text:span></text:p>
      <text:p text:style-name="P71"><text:span text:style-name="Strong_20_Emphasis"><text:span text:style-name="T68">Note: <text:s/>You will need to restart the memcached server whenever you update the innodb_memcache.containers table.</text:span></text:span></text:p>
      <text:p text:style-name="P83"><text:span text:style-name="Strong_20_Emphasis"><text:span text:style-name="T4"/></text:span></text:p>
      <text:p text:style-name="P33"><text:span text:style-name="Strong_20_Emphasis"><text:span text:style-name="T4">Command Summary</text:span></text:span></text:p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0">ID</text:p>
            </table:table-cell>
            <table:table-cell table:style-name="Table1.A1" office:value-type="string">
              <text:p text:style-name="P21">Command</text:p>
            </table:table-cell>
            <table:table-cell table:style-name="Table1.A1" office:value-type="string">
              <text:p text:style-name="P21">Function</text:p>
            </table:table-cell>
            <table:table-cell table:style-name="Table1.D1" office:value-type="string">
              <text:p text:style-name="P21">Syntax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2">1</text:p>
          </table:table-cell>
          <table:table-cell table:style-name="Table1.B2" office:value-type="string">
            <text:p text:style-name="P23">set</text:p>
          </table:table-cell>
          <table:table-cell table:style-name="Table1.C2" office:value-type="string">
            <text:p text:style-name="P23">Insert a new key</text:p>
          </table:table-cell>
          <table:table-cell table:style-name="Table1.D2" office:value-type="string">
            <text:p text:style-name="P23">set key_value flag_val expiry_time length_in_bytes</text:p>
          </table:table-cell>
        </table:table-row>
        <table:table-row table:style-name="Table1.1">
          <table:table-cell table:style-name="Table1.A7" office:value-type="string">
            <text:p text:style-name="P22">2</text:p>
          </table:table-cell>
          <table:table-cell table:style-name="Table1.B3" office:value-type="string">
            <text:p text:style-name="P25">get</text:p>
          </table:table-cell>
          <table:table-cell table:style-name="Table1.C3" office:value-type="string">
            <text:p text:style-name="P25">Retrieve a key</text:p>
          </table:table-cell>
          <table:table-cell table:style-name="Table1.D3" office:value-type="string">
            <text:p text:style-name="P24"><text:span text:style-name="T56">g</text:span>et key_value</text:p>
          </table:table-cell>
        </table:table-row>
        <table:table-row table:style-name="Table1.1">
          <table:table-cell table:style-name="Table1.A7" office:value-type="string">
            <text:p text:style-name="P22">3</text:p>
          </table:table-cell>
          <table:table-cell table:style-name="Table1.B4" office:value-type="string">
            <text:p text:style-name="P25">delete</text:p>
          </table:table-cell>
          <table:table-cell table:style-name="Table1.C4" office:value-type="string">
            <text:p text:style-name="P22">Delete a key</text:p>
          </table:table-cell>
          <table:table-cell table:style-name="Table1.D4" office:value-type="string">
            <text:p text:style-name="P25">delete key_value</text:p>
          </table:table-cell>
        </table:table-row>
        <table:table-row table:style-name="Table1.1">
          <table:table-cell table:style-name="Table1.A7" office:value-type="string">
            <text:p text:style-name="P22">4</text:p>
          </table:table-cell>
          <table:table-cell table:style-name="Table1.B5" office:value-type="string">
            <text:p text:style-name="P25">flush_all</text:p>
          </table:table-cell>
          <table:table-cell table:style-name="Table1.C5" office:value-type="string">
            <text:p text:style-name="P25">Delete all items in the cache.<text:note text:id="ftn1" text:note-class="footnote"><text:note-citation>2</text:note-citation><text:note-body><text:p text:style-name="P17">Also deletes all rows in the underlying InnoDB table – so be careful!</text:p></text:note-body></text:note></text:p>
          </table:table-cell>
          <table:table-cell table:style-name="Table1.D5" office:value-type="string">
            <text:p text:style-name="P25">flush_all</text:p>
          </table:table-cell>
        </table:table-row>
        <table:table-row table:style-name="Table1.1">
          <table:table-cell table:style-name="Table1.A7" office:value-type="string">
            <text:p text:style-name="P26">5</text:p>
          </table:table-cell>
          <table:table-cell table:style-name="Table1.B6" office:value-type="string">
            <text:p text:style-name="P26"><text:span text:style-name="T83">i</text:span>ncr</text:p>
          </table:table-cell>
          <table:table-cell table:style-name="Table1.C6" office:value-type="string">
            <text:p text:style-name="P25"/>
          </table:table-cell>
          <table:table-cell table:style-name="Table1.D6" office:value-type="string">
            <text:p text:style-name="P25"/>
          </table:table-cell>
        </table:table-row>
        <text:soft-page-break/>
        <table:table-row table:style-name="Table1.1">
          <table:table-cell table:style-name="Table1.A7" office:value-type="string">
            <text:p text:style-name="P26">6</text:p>
          </table:table-cell>
          <table:table-cell table:style-name="Table1.B7" office:value-type="string">
            <text:p text:style-name="P26">decr (?)</text:p>
          </table:table-cell>
          <table:table-cell table:style-name="Table1.C7" office:value-type="string">
            <text:p text:style-name="P25"/>
          </table:table-cell>
          <table:table-cell table:style-name="Table1.D7" office:value-type="string">
            <text:p text:style-name="P25"/>
          </table:table-cell>
        </table:table-row>
      </table:table>
      <text:p text:style-name="P30"/>
      <text:p text:style-name="P45"><text:span text:style-name="T82">Example: <text:s/>Add a new item to the cache and then make sure it added to the underlying table.</text:span></text:p>
      <text:p text:style-name="P45"/>
      <text:p text:style-name="P46">tsanders@thinkpad ~ $ telnet localhost 11211</text:p>
      <text:p text:style-name="P46">Trying 127.0.0.1...</text:p>
      <text:p text:style-name="P46">Connected to localhost.</text:p>
      <text:p text:style-name="P46">Escape character is '^]'.</text:p>
      <text:p text:style-name="P50">set inked 0<text:note text:id="ftn3" text:note-class="footnote"><text:note-citation>3</text:note-citation><text:note-body><text:p text:style-name="P29">Use zero for this value.</text:p></text:note-body></text:note> 0<text:note text:id="ftn4" text:note-class="footnote"><text:note-citation>4</text:note-citation><text:note-body><text:p text:style-name="P29">Use zero for this value.</text:p></text:note-body></text:note> 38<text:note text:id="ftn2" text:note-class="footnote"><text:note-citation>5</text:note-citation><text:note-body><text:p text:style-name="P28">The length value here is the length of the entire string; <text:span text:style-name="T73">INKT Boys|Tattoos|Three Quarters Erect </text:span><text:span text:style-name="T57">in this example</text:span><text:span text:style-name="T61">.</text:span></text:p></text:note-body></text:note></text:p>
      <text:p text:style-name="P50">INKT Boys|Tattoos|Three Quarters Erect</text:p>
      <text:p text:style-name="P46">STORED</text:p>
      <text:p text:style-name="P50">get inked</text:p>
      <text:p text:style-name="P46">VALUE inked 0 38</text:p>
      <text:p text:style-name="P46">INKT Boys|Tattoos|Three Quarters Erect</text:p>
      <text:p text:style-name="P89"><text:span text:style-name="Strong_20_Emphasis"><text:span text:style-name="T20">END</text:span></text:span></text:p>
      <text:p text:style-name="P38"><text:span text:style-name="Strong_20_Emphasis"><text:span text:style-name="T18"/></text:span></text:p>
      <text:p text:style-name="P38"><text:span text:style-name="Strong_20_Emphasis"><text:span text:style-name="T19">tsanders@thinkpad ~/Desktop $ mysql</text:span></text:span></text:p>
      <text:p text:style-name="P38"><text:span text:style-name="Strong_20_Emphasis"><text:span text:style-name="T19">Welcome to the MySQL monitor. <text:s/>Commands end with ; or \g.</text:span></text:span></text:p>
      <text:p text:style-name="P38"><text:span text:style-name="Strong_20_Emphasis"><text:span text:style-name="T19">Your MySQL connection id is 19</text:span></text:span></text:p>
      <text:p text:style-name="P38"><text:span text:style-name="Strong_20_Emphasis"><text:span text:style-name="T19">Server version: 5.7.22-0ubuntu0.16.04.1-log (Ubuntu)</text:span></text:span></text:p>
      <text:p text:style-name="P41"><text:span text:style-name="Strong_20_Emphasis"><text:span text:style-name="T19"/></text:span></text:p>
      <text:p text:style-name="P41"><text:span text:style-name="Strong_20_Emphasis"><text:span text:style-name="T19">thinkpad@localhost [xxx_lib] <text:s/></text:span></text:span><text:span text:style-name="Strong_20_Emphasis"><text:span text:style-name="T26">select * from </text:span></text:span><text:span text:style-name="Strong_20_Emphasis"><text:span text:style-name="T27">xxx.lib.</text:span></text:span><text:span text:style-name="Strong_20_Emphasis"><text:span text:style-name="T26">xxx_lib;</text:span></text:span></text:p>
      <text:p text:style-name="P41"><text:span text:style-name="Strong_20_Emphasis"><text:span text:style-name="T19">+---------------+-------------------+----------------------+----------------------+-------+------+--------+</text:span></text:span></text:p>
      <text:p text:style-name="P41"><text:span text:style-name="Strong_20_Emphasis"><text:span text:style-name="T19">| x_key <text:s text:c="8"/>| title <text:s text:c="12"/>| genre <text:s text:c="15"/>| erection <text:s text:c="12"/>| flags | cas <text:s/>| expiry |</text:span></text:span></text:p>
      <text:p text:style-name="P41"><text:span text:style-name="Strong_20_Emphasis"><text:span text:style-name="T19">+---------------+-------------------+----------------------+----------------------+-------+------+--------+</text:span></text:span></text:p>
      <text:p text:style-name="P41"><text:span text:style-name="Strong_20_Emphasis"><text:span text:style-name="T19">| arcade <text:s text:c="7"/>| Arcade on Route 9 | Older / Youger; Piss | Fully Erect <text:s text:c="9"/>| <text:s text:c="4"/>0 | <text:s text:c="3"/>0 | <text:s text:c="5"/>0 |</text:span></text:span></text:p>
      <text:p text:style-name="P41"><text:span text:style-name="Strong_20_Emphasis"><text:span text:style-name="T19">| dark_green <text:s text:c="3"/>| Dark Green Hanky <text:s/>| Bareback <text:s text:c="12"/>| Fully Erect <text:s text:c="9"/>| <text:s text:c="4"/>0 | <text:s text:c="3"/>9 | <text:s text:c="5"/>0 |</text:span></text:span></text:p>
      <text:p text:style-name="P41"><text:span text:style-name="Strong_20_Emphasis"><text:span text:style-name="T19">| hard_mountain | Hard Mountain <text:s text:c="4"/>| Average Men <text:s text:c="9"/>| Fully Erect <text:s text:c="9"/>| <text:s text:c="4"/>0 | <text:s text:c="3"/>6 | <text:s text:c="5"/>0 |</text:span></text:span></text:p>
      <text:p text:style-name="P41"><text:span text:style-name="Strong_20_Emphasis"><text:span text:style-name="T29">| inked <text:s text:c="8"/>| INKT Boys <text:s text:c="8"/>| Tattoos <text:s text:c="13"/>| Three Quarters Erect | <text:s text:c="4"/>0 | <text:s text:c="2"/>17 | <text:s text:c="5"/>0 |</text:span></text:span></text:p>
      <text:p text:style-name="P41"><text:span text:style-name="Strong_20_Emphasis"><text:span text:style-name="T19">| plantin_seed <text:s/>| Plantin' Seed <text:s text:c="4"/>| Bareback <text:s text:c="12"/>| Fully Erect <text:s text:c="9"/>| <text:s text:c="4"/>0 | <text:s text:c="3"/>0 | <text:s text:c="5"/>0 |</text:span></text:span></text:p>
      <text:p text:style-name="P41"><text:span text:style-name="Strong_20_Emphasis"><text:span text:style-name="T19">+---------------+-------------------+----------------------+----------------------+-------+------+--------+</text:span></text:span></text:p>
      <text:p text:style-name="P31"><text:span text:style-name="Strong_20_Emphasis"><text:span text:style-name="T6"/></text:span></text:p>
      <text:p text:style-name="P31"><text:span text:style-name="Strong_20_Emphasis"><text:span text:style-name="T6">memcached </text:span></text:span><text:span text:style-name="Strong_20_Emphasis"><text:span text:style-name="T3">Tables</text:span></text:span></text:p>
      <text:p text:style-name="P47">thinkpad@localhost [innodb_memcache] <text:s/>desc innodb_memcache.containers;</text:p>
      <text:p text:style-name="P44">+------------------------+--------------+------+-----+---------+-------+</text:p>
      <text:p text:style-name="P44">| Field <text:s text:c="17"/>| Type <text:s text:c="8"/>| Null | Key | Default | Extra |</text:p>
      <text:p text:style-name="P44">+------------------------+--------------+------+-----+---------+-------+</text:p>
      <text:p text:style-name="P44">| name <text:s text:c="18"/>| varchar(50) <text:s/>| NO <text:s text:c="2"/>| PRI | NULL <text:s text:c="3"/>| <text:s text:c="6"/>|</text:p>
      <text:p text:style-name="P44">| db_schema <text:s text:c="13"/>| varchar(250) | NO <text:s text:c="2"/>| <text:s text:c="4"/>| NULL <text:s text:c="3"/>| <text:s text:c="6"/>|</text:p>
      <text:p text:style-name="P44">| db_table <text:s text:c="14"/>| varchar(250) | NO <text:s text:c="2"/>| <text:s text:c="4"/>| NULL <text:s text:c="3"/>| <text:s text:c="6"/>|</text:p>
      <text:p text:style-name="P44">| key_columns <text:s text:c="11"/>| varchar(250) | NO <text:s text:c="2"/>| <text:s text:c="4"/>| NULL <text:s text:c="3"/>| <text:s text:c="6"/>|</text:p>
      <text:p text:style-name="P44">| value_columns <text:s text:c="9"/>| varchar(250) | YES <text:s/>| <text:s text:c="4"/>| NULL <text:s text:c="3"/>| <text:s text:c="6"/>|</text:p>
      <text:p text:style-name="P44">| flags <text:s text:c="17"/>| varchar(250) | NO <text:s text:c="2"/>| <text:s text:c="4"/>| 0 <text:s text:c="6"/>| <text:s text:c="6"/>|</text:p>
      <text:p text:style-name="P44">| cas_column <text:s text:c="12"/>| varchar(250) | YES <text:s/>| <text:s text:c="4"/>| NULL <text:s text:c="3"/>| <text:s text:c="6"/>|</text:p>
      <text:p text:style-name="P44">| expire_time_column <text:s text:c="4"/>| varchar(250) | YES <text:s/>| <text:s text:c="4"/>| NULL <text:s text:c="3"/>| <text:s text:c="6"/>|</text:p>
      <text:p text:style-name="P44">| unique_idx_name_on_key | varchar(250) | NO <text:s text:c="2"/>| <text:s text:c="4"/>| NULL <text:s text:c="3"/>| <text:s text:c="6"/>|</text:p>
      <text:p text:style-name="P45"><text:soft-page-break/>+------------------------+--------------+------+-----+---------+-------+</text:p>
      <text:p text:style-name="P49"/>
      <text:p text:style-name="P48">thinkpad@localhost [innodb_memcache] <text:s/>desc innodb_memcache.config_options;</text:p>
      <text:p text:style-name="P44">+-------+-------------+------+-----+---------+-------+</text:p>
      <text:p text:style-name="P44">| Field | Type <text:s text:c="7"/>| Null | Key | Default | Extra |</text:p>
      <text:p text:style-name="P44">+-------+-------------+------+-----+---------+-------+</text:p>
      <text:p text:style-name="P44">| name <text:s/>| varchar(50) | NO <text:s text:c="2"/>| PRI | NULL <text:s text:c="3"/>| <text:s text:c="6"/>|</text:p>
      <text:p text:style-name="P44">| value | varchar(50) | YES <text:s/>| <text:s text:c="4"/>| NULL <text:s text:c="3"/>| <text:s text:c="6"/>|</text:p>
      <text:p text:style-name="P44">+-------+-------------+------+-----+---------+-------+</text:p>
      <text:p text:style-name="P44"/>
      <text:p text:style-name="P48">thinkpad@localhost [innodb_memcache] <text:s/>desc innodb_memcache.cache_policies;</text:p>
      <text:p text:style-name="P44">+---------------+-------------------------------------------------------+------+-----+---------+-------+</text:p>
      <text:p text:style-name="P44">| Field <text:s text:c="8"/>| Type <text:s text:c="49"/>| Null | Key | Default | Extra |</text:p>
      <text:p text:style-name="P44">+---------------+-------------------------------------------------------+------+-----+---------+-------+</text:p>
      <text:p text:style-name="P44">| policy_name <text:s text:c="2"/>| varchar(40) <text:s text:c="42"/>| NO <text:s text:c="2"/>| PRI | NULL <text:s text:c="3"/>| <text:s text:c="6"/>|</text:p>
      <text:p text:style-name="P44">| get_policy <text:s text:c="3"/>| enum('innodb_only','cache_only','caching','disabled') | NO <text:s text:c="2"/>| <text:s text:c="4"/>| NULL <text:s text:c="3"/>| <text:s text:c="6"/>|</text:p>
      <text:p text:style-name="P44">| set_policy <text:s text:c="3"/>| enum('innodb_only','cache_only','caching','disabled') | NO <text:s text:c="2"/>| <text:s text:c="4"/>| NULL <text:s text:c="3"/>| <text:s text:c="6"/>|</text:p>
      <text:p text:style-name="P44">| delete_policy | enum('innodb_only','cache_only','caching','disabled') | NO <text:s text:c="2"/>| <text:s text:c="4"/>| NULL <text:s text:c="3"/>| <text:s text:c="6"/>|</text:p>
      <text:p text:style-name="P44">| flush_policy <text:s/>| enum('innodb_only','cache_only','caching','disabled') | NO <text:s text:c="2"/>| <text:s text:c="4"/>| NULL <text:s text:c="3"/>| <text:s text:c="6"/>|</text:p>
      <text:p text:style-name="P44">+---------------+-------------------------------------------------------+------+-----+---------+-------+</text:p>
      <text:p text:style-name="P44">5 rows in set (0.00 sec)</text:p>
      <text:p text:style-name="P49"/>
      <text:p text:style-name="P32"><text:span text:style-name="Strong_20_Emphasis"><text:span text:style-name="T5">Important Configuration Option</text:span></text:span><text:span text:style-name="Strong_20_Emphasis"><text:span text:style-name="T3">s</text:span></text:span></text:p>
      <text:p text:style-name="P36">+------------------------------------------+------------------------+</text:p>
      <text:p text:style-name="P36">| Variable_name <text:s text:c="27"/>| Value <text:s text:c="17"/>|</text:p>
      <text:p text:style-name="P36">+------------------------------------------+------------------------+</text:p>
      <text:p text:style-name="P37">| daemon_memcached_enable_binlog <text:s text:c="10"/>| OFF <text:s text:c="19"/>|</text:p>
      <text:p text:style-name="P37">| daemon_memcached_engine_lib_name <text:s text:c="8"/>| innodb_engine.so <text:s text:c="6"/>|</text:p>
      <text:p text:style-name="P37">| daemon_memcached_engine_lib_path <text:s text:c="8"/>| <text:s text:c="23"/>|</text:p>
      <text:p text:style-name="P37">| daemon_memcached_option <text:s text:c="17"/>| -p11222 -l 127.0.0.1 <text:s text:c="2"/>|</text:p>
      <text:p text:style-name="P37">| daemon_memcached_r_batch_size <text:s text:c="11"/>| 1 <text:s text:c="21"/>|</text:p>
      <text:p text:style-name="P37">| daemon_memcached_w_batch_size <text:s text:c="11"/>| 1 <text:s text:c="21"/>|</text:p>
      <text:p text:style-name="P37">| innodb_api_bk_commit_interval <text:s text:c="11"/>| 5 <text:s text:c="21"/>|</text:p>
      <text:p text:style-name="P36"><text:span text:style-name="T81">| innodb_api_trx_level <text:s text:c="20"/>| 0 <text:s text:c="21"/>|</text:span></text:p>
      <text:p text:style-name="P36">| innodb_buffer_pool_size <text:s text:c="17"/>| 134217728 <text:s text:c="13"/>|</text:p>
      <text:p text:style-name="P36">+------------------------------------------+------------------------+</text:p>
      <text:p text:style-name="P39"/>
      <text:p text:style-name="P40"><text:span text:style-name="Strong_20_Emphasis"><text:span text:style-name="T10">memcached Data Dictionary</text:span></text:span></text:p>
      <text:p text:style-name="P61">+------------------+----------------+------------------------+-------------+----------------------+-----------------+</text:p>
      <text:p text:style-name="P61">| db <text:s text:c="14"/>| table_name <text:s text:c="4"/>| column_name <text:s text:c="11"/>| is_nullable | ccc <text:s text:c="17"/>| constraint_type |</text:p>
      <text:p text:style-name="P61">+------------------+----------------+------------------------+-------------+----------------------+-----------------+</text:p>
      <text:p text:style-name="P61">| innodb_memcache <text:s/>| cache_policies | delete_policy <text:s text:c="9"/>| NO <text:s text:c="9"/>| enum(~) <text:s text:c="13"/>| NULL <text:s text:c="11"/>|</text:p>
      <text:p text:style-name="P61">| innodb_memcache <text:s/>| cache_policies | flush_policy <text:s text:c="10"/>| NO <text:s text:c="9"/>| enum(~) <text:s text:c="13"/>| NULL <text:s text:c="11"/>|</text:p>
      <text:p text:style-name="P61">| innodb_memcache <text:s/>| cache_policies | get_policy <text:s text:c="12"/>| NO <text:s text:c="9"/>| enum(~) <text:s text:c="13"/>| NULL <text:s text:c="11"/>|</text:p>
      <text:p text:style-name="P61">| innodb_memcache <text:s/>| cache_policies | policy_name <text:s text:c="11"/>| NO <text:s text:c="9"/>| varchar(40) <text:s text:c="9"/>| PRIMARY KEY <text:s text:c="4"/>|</text:p>
      <text:p text:style-name="P61">| innodb_memcache <text:s/>| cache_policies | set_policy <text:s text:c="12"/>| NO <text:s text:c="9"/>| enum('~) <text:s text:c="12"/>| NULL <text:s text:c="11"/>|</text:p>
      <text:p text:style-name="P61">| innodb_memcache <text:s/>| config_options | name <text:s text:c="18"/>| NO <text:s text:c="9"/>| varchar(50) <text:s text:c="9"/>| PRIMARY KEY <text:s text:c="4"/>|</text:p>
      <text:p text:style-name="P61">| innodb_memcache <text:s/>| config_options | value <text:s text:c="17"/>| YES <text:s text:c="8"/>| varchar(50) <text:s text:c="9"/>| NULL <text:s text:c="11"/>|</text:p>
      <text:p text:style-name="P61">| innodb_memcache <text:s/>| containers <text:s text:c="4"/>| cas_column <text:s text:c="12"/>| YES <text:s text:c="8"/>| varchar(250) <text:s text:c="8"/>| NULL <text:s text:c="11"/>|</text:p>
      <text:p text:style-name="P61">| innodb_memcache <text:s/>| containers <text:s text:c="4"/>| db_schema <text:s text:c="13"/>| NO <text:s text:c="9"/>| varchar(250) <text:s text:c="8"/>| NULL <text:s text:c="11"/>|</text:p>
      <text:p text:style-name="P61">| innodb_memcache <text:s/>| containers <text:s text:c="4"/>| db_table <text:s text:c="14"/>| NO <text:s text:c="9"/>| varchar(250) <text:s text:c="8"/>| NULL <text:s text:c="11"/>|</text:p>
      <text:p text:style-name="P61">| innodb_memcache <text:s/>| containers <text:s text:c="4"/>| expire_time_column <text:s text:c="4"/>| YES <text:s text:c="8"/>| varchar(250) <text:s text:c="8"/>| NULL <text:s text:c="11"/>|</text:p>
      <text:p text:style-name="P61">| innodb_memcache <text:s/>| containers <text:s text:c="4"/>| flags <text:s text:c="17"/>| NO <text:s text:c="9"/>| varchar(250) <text:s text:c="8"/>| NULL <text:s text:c="11"/>|</text:p>
      <text:p text:style-name="P61">| innodb_memcache <text:s/>| containers <text:s text:c="4"/>| key_columns <text:s text:c="11"/>| NO <text:s text:c="9"/>| varchar(250) <text:s text:c="8"/>| NULL <text:s text:c="11"/>|</text:p>
      <text:p text:style-name="P61">| innodb_memcache <text:s/>| containers <text:s text:c="4"/>| name <text:s text:c="18"/>| NO <text:s text:c="9"/>| varchar(50) <text:s text:c="9"/>| PRIMARY KEY <text:s text:c="4"/>|</text:p>
      <text:p text:style-name="P61">| innodb_memcache <text:s/>| containers <text:s text:c="4"/>| unique_idx_name_on_key | NO <text:s text:c="9"/>| varchar(250) <text:s text:c="8"/>| NULL <text:s text:c="11"/>|</text:p>
      <text:p text:style-name="P61">| innodb_memcache <text:s/>| containers <text:s text:c="4"/>| value_columns <text:s text:c="9"/>| YES <text:s text:c="8"/>| varchar(250) <text:s text:c="8"/>| NULL <text:s text:c="11"/>|</text:p>
      <text:p text:style-name="P61">| innodb_to_memory | inno_to_mem <text:s text:c="3"/>| i <text:s text:c="21"/>| YES <text:s text:c="8"/>| int(11) <text:s text:c="13"/>| NULL <text:s text:c="11"/>|</text:p>
      <text:p text:style-name="P61">| innodb_to_memory | inno_to_mem <text:s text:c="3"/>| id <text:s text:c="20"/>| NO <text:s text:c="9"/>| bigint(20) unsigned <text:s/>| UNIQUE <text:s text:c="9"/>|</text:p>
      <text:p text:style-name="P61"><text:soft-page-break/>+------------------+----------------+------------------------+-------------+----------------------+-----------------+</text:p>
      <text:p text:style-name="P61"/>
      <text:p text:style-name="P62">~:<text:tab/>'innodb_only','cache_only','caching','disabled</text:p>
      <text:p text:style-name="P62"/>
      <text:p text:style-name="P62"/>
      <text:p text:style-name="P63">thinkpad@192.168.0.135[innodb_memcache] select * from cache_policies;</text:p>
      <text:p text:style-name="P63">+--------------+-------------+-------------+---------------+--------------+</text:p>
      <text:p text:style-name="P63">| policy_name <text:s/>| get_policy <text:s/>| set_policy <text:s/>| delete_policy | flush_policy |</text:p>
      <text:p text:style-name="P63">+--------------+-------------+-------------+---------------+--------------+</text:p>
      <text:p text:style-name="P63">| cache_policy | innodb_onl<text:span text:style-name="T62">y </text:span>| innodb_only | innodb_only <text:s text:c="2"/>| innodb_only <text:s/>|<text:tab/>/* <text:span text:style-name="T62">ensures that latest InnoDB is always returned */</text:span></text:p>
      <text:p text:style-name="P63">+--------------+-------------+-------------+---------------+--------------+</text:p>
      <text:p text:style-name="P63">1 row in set (0.07 sec)</text:p>
      <text:p text:style-name="P63"/>
      <text:p text:style-name="P63">thinkpad@192.168.0.135[innodb_memcache] select * from config_options;</text:p>
      <text:p text:style-name="P63">+---------------------+-------+</text:p>
      <text:p text:style-name="P63">| name <text:s text:c="15"/>| value |</text:p>
      <text:p text:style-name="P63">+---------------------+-------+</text:p>
      <text:p text:style-name="P63">| separator <text:s text:c="10"/>| | <text:s text:c="4"/>|</text:p>
      <text:p text:style-name="P63">| table_map_delimiter | . <text:s text:c="4"/>|</text:p>
      <text:p text:style-name="P63">+---------------------+-------+</text:p>
      <text:p text:style-name="P63">2 rows in set (0.07 sec)</text:p>
      <text:p text:style-name="P63"/>
      <text:p text:style-name="P63">thinkpad@192.168.0.135[innodb_memcache] select * from containers;</text:p>
      <text:p text:style-name="P63">+------+-----------+-----------+-------------+---------------+-------+------------+--------------------+------------------------+</text:p>
      <text:p text:style-name="P63">| name | db_schema | db_table <text:s/>| key_columns | value_columns | flags | cas_column | expire_time_column | unique_idx_name_on_key |</text:p>
      <text:p text:style-name="P63">+------+-----------+-----------+-------------+---------------+-------+------------+--------------------+------------------------+</text:p>
      <text:p text:style-name="P63">| aaa <text:s/>| test <text:s text:c="5"/>| demo_test | c1 <text:s text:c="9"/>| c2 <text:s text:c="11"/>| c3 <text:s text:c="3"/>| c4 <text:s text:c="8"/>| c5 <text:s text:c="16"/>| PRIMARY <text:s text:c="15"/>|</text:p>
      <text:p text:style-name="P63">+------+-----------+-----------+-------------+---------------+-------+------------+--------------------+------------------------+</text:p>
      <text:p text:style-name="P63">1 row in set (0.11 sec)</text:p>
      <text:p text:style-name="P63"/>
      <text:p text:style-name="P63">thinkpad@192.168.0.135[innodb_to_memory] select * from inno_to_mem;</text:p>
      <text:p text:style-name="P63">Empty set (0.17 sec)</text:p>
      <text:p text:style-name="P63"/>
      <text:p text:style-name="P64"><text:span text:style-name="Strong_20_Emphasis"><text:span text:style-name="T10"/></text:span></text:p>
      <text:p text:style-name="P65"><text:span text:style-name="Strong_20_Emphasis"><text:span text:style-name="T11">Python Example</text:span></text:span></text:p>
      <text:p text:style-name="P65"><text:span text:style-name="Strong_20_Emphasis"><text:span text:style-name="T11"/></text:span></text:p>
      <text:p text:style-name="P65"><text:span text:style-name="Strong_20_Emphasis"><text:span text:style-name="T14">Python Code</text:span></text:span></text:p>
      <text:p text:style-name="P67"><text:span text:style-name="Strong_20_Emphasis"><text:span text:style-name="T41">import sys, os</text:span></text:span></text:p>
      <text:p text:style-name="P67"><text:span text:style-name="Strong_20_Emphasis"><text:span text:style-name="T41">import memcache</text:span></text:span></text:p>
      <text:p text:style-name="P67"><text:span text:style-name="Strong_20_Emphasis"><text:span text:style-name="T41"/></text:span></text:p>
      <text:p text:style-name="P67"><text:span text:style-name="Strong_20_Emphasis"><text:span text:style-name="T41">def connect_to_memcached():</text:span></text:span></text:p>
      <text:p text:style-name="P67"><text:span text:style-name="Strong_20_Emphasis"><text:span text:style-name="T41"><text:tab/>memc = memcache.Client(['127.0.0.1:11211'], debug=0);</text:span></text:span></text:p>
      <text:p text:style-name="P67"><text:span text:style-name="Strong_20_Emphasis"><text:span text:style-name="T41"><text:tab/>print "connected to memcached"</text:span></text:span></text:p>
      <text:p text:style-name="P67"><text:span text:style-name="Strong_20_Emphasis"><text:span text:style-name="T41"><text:tab/>print</text:span></text:span></text:p>
      <text:p text:style-name="P67"><text:span text:style-name="Strong_20_Emphasis"><text:span text:style-name="T41"><text:tab/>return memc</text:span></text:span></text:p>
      <text:p text:style-name="P67"><text:span text:style-name="Strong_20_Emphasis"><text:span text:style-name="T41"/></text:span></text:p>
      <text:p text:style-name="P67"><text:span text:style-name="Strong_20_Emphasis"><text:span text:style-name="T41">def banner(message):</text:span></text:span></text:p>
      <text:p text:style-name="P67"><text:span text:style-name="Strong_20_Emphasis"><text:span text:style-name="T41"><text:tab/>print message</text:span></text:span></text:p>
      <text:p text:style-name="P67"><text:span text:style-name="Strong_20_Emphasis"><text:span text:style-name="T41"/></text:span></text:p>
      <text:p text:style-name="P67"><text:span text:style-name="Strong_20_Emphasis"><text:span text:style-name="T41">xxx_data = [</text:span></text:span></text:p>
      <text:p text:style-name="P67"><text:span text:style-name="Strong_20_Emphasis"><text:span text:style-name="T41">("roid", "Roid Rage", "Muscle", "Fully Erect"),</text:span></text:span></text:p>
      <text:p text:style-name="P67"><text:span text:style-name="Strong_20_Emphasis"><text:span text:style-name="T41">("mouth", "Mouth-to-Mouth", "Cum in Mouth", "Fully Erect"),</text:span></text:span></text:p>
      <text:p text:style-name="P67"><text:span text:style-name="Strong_20_Emphasis"><text:span text:style-name="T41">("johnny", "John Holmes", "Vintage", "Half Erect")</text:span></text:span></text:p>
      <text:p text:style-name="P67"><text:span text:style-name="Strong_20_Emphasis"><text:span text:style-name="T41">]</text:span></text:span></text:p>
      <text:p text:style-name="P67"><text:span text:style-name="Strong_20_Emphasis"><text:span text:style-name="T41"/></text:span></text:p>
      <text:p text:style-name="P67"><text:span text:style-name="Strong_20_Emphasis"><text:span text:style-name="T41">def switch_table(memc,table):</text:span></text:span></text:p>
      <text:p text:style-name="P67"><text:span text:style-name="Strong_20_Emphasis"><text:span text:style-name="T41"><text:tab/>key = "@@" + table</text:span></text:span></text:p>
      <text:p text:style-name="P67"><text:span text:style-name="Strong_20_Emphasis"><text:span text:style-name="T41"><text:tab/>print</text:span></text:span></text:p>
      <text:p text:style-name="P67"><text:span text:style-name="Strong_20_Emphasis"><text:span text:style-name="T41"><text:tab/>print "switching default table to '" + table + "' by issuing GET for '" + key + "'."</text:span></text:span></text:p>
      <text:p text:style-name="P67"><text:span text:style-name="Strong_20_Emphasis"><text:span text:style-name="T41"><text:tab/>print</text:span></text:span></text:p>
      <text:p text:style-name="P67"><text:span text:style-name="Strong_20_Emphasis"><text:span text:style-name="T41"><text:tab/>result = memc.get(key)</text:span></text:span></text:p>
      <text:p text:style-name="P67"><text:span text:style-name="Strong_20_Emphasis"><text:span text:style-name="T41"/></text:span></text:p>
      <text:p text:style-name="P67"><text:span text:style-name="Strong_20_Emphasis"><text:span text:style-name="T41">def insert_video(memc):</text:span></text:span></text:p>
      <text:p text:style-name="P67"><text:span text:style-name="Strong_20_Emphasis"><text:span text:style-name="T41"><text:tab/>print</text:span></text:span></text:p>
      <text:p text:style-name="P67"><text:span text:style-name="Strong_20_Emphasis"><text:span text:style-name="T41"><text:tab/>banner("inserting data via memcached interface")</text:span></text:span></text:p>
      <text:p text:style-name="P67"><text:span text:style-name="Strong_20_Emphasis"><text:span text:style-name="T41"><text:tab/>print</text:span></text:span></text:p>
      <text:p text:style-name="P67"><text:span text:style-name="Strong_20_Emphasis"><text:span text:style-name="T41"><text:tab/>for item in xxx_data:</text:span></text:span></text:p>
      <text:p text:style-name="P67"><text:soft-page-break/><text:span text:style-name="Strong_20_Emphasis"><text:span text:style-name="T41"><text:tab/><text:tab/>key = item[0]</text:span></text:span></text:p>
      <text:p text:style-name="P67"><text:span text:style-name="Strong_20_Emphasis"><text:span text:style-name="T41"><text:tab/><text:tab/>title = item[1]</text:span></text:span></text:p>
      <text:p text:style-name="P67"><text:span text:style-name="Strong_20_Emphasis"><text:span text:style-name="T41"><text:tab/><text:tab/>genre = item[2]</text:span></text:span></text:p>
      <text:p text:style-name="P67"><text:span text:style-name="Strong_20_Emphasis"><text:span text:style-name="T41"><text:tab/><text:tab/>erection = item[3]</text:span></text:span></text:p>
      <text:p text:style-name="P67"><text:span text:style-name="Strong_20_Emphasis"><text:span text:style-name="T41"><text:tab/><text:tab/>value = "|".join([title,genre,erection])</text:span></text:span></text:p>
      <text:p text:style-name="P67"><text:span text:style-name="Strong_20_Emphasis"><text:span text:style-name="T41"><text:tab/><text:tab/>if memc.add(key,value):</text:span></text:span></text:p>
      <text:p text:style-name="P67"><text:span text:style-name="Strong_20_Emphasis"><text:span text:style-name="T41"><text:tab/><text:tab/><text:tab/>print "added " + key + " [" + value + "]"</text:span></text:span></text:p>
      <text:p text:style-name="P67"><text:span text:style-name="Strong_20_Emphasis"><text:span text:style-name="T41"><text:tab/><text:tab/>else:</text:span></text:span></text:p>
      <text:p text:style-name="P67"><text:span text:style-name="Strong_20_Emphasis"><text:span text:style-name="T41"><text:tab/><text:tab/><text:tab/>print "updated " + key + " [" + value + "]"</text:span></text:span></text:p>
      <text:p text:style-name="P67"><text:span text:style-name="Strong_20_Emphasis"><text:span text:style-name="T41"><text:tab/><text:tab/><text:tab/>memc.set(key,value)</text:span></text:span></text:p>
      <text:p text:style-name="P67"><text:span text:style-name="Strong_20_Emphasis"><text:span text:style-name="T41"><text:tab/><text:tab/><text:tab/></text:span></text:span></text:p>
      <text:p text:style-name="P67"><text:span text:style-name="Strong_20_Emphasis"><text:span text:style-name="T41">def query_video_data(memc):</text:span></text:span></text:p>
      <text:p text:style-name="P67"><text:span text:style-name="Strong_20_Emphasis"><text:span text:style-name="T41"><text:tab/>print</text:span></text:span></text:p>
      <text:p text:style-name="P67"><text:span text:style-name="Strong_20_Emphasis"><text:span text:style-name="T41"><text:tab/>banner("retrieving data for all keys.")</text:span></text:span></text:p>
      <text:p text:style-name="P67"><text:span text:style-name="Strong_20_Emphasis"><text:span text:style-name="T41"><text:tab/>print</text:span></text:span></text:p>
      <text:p text:style-name="P67"><text:span text:style-name="Strong_20_Emphasis"><text:span text:style-name="T41"><text:tab/>for item in xxx_data:</text:span></text:span></text:p>
      <text:p text:style-name="P67"><text:span text:style-name="Strong_20_Emphasis"><text:span text:style-name="T41"><text:tab/><text:tab/>key = item[0]</text:span></text:span></text:p>
      <text:p text:style-name="P67"><text:span text:style-name="Strong_20_Emphasis"><text:span text:style-name="T41"><text:tab/><text:tab/>result = memc.get(key)</text:span></text:span></text:p>
      <text:p text:style-name="P67"><text:span text:style-name="Strong_20_Emphasis"><text:span text:style-name="T41"><text:tab/><text:tab/>print "--------------------------------------------------------------------------------------------"</text:span></text:span></text:p>
      <text:p text:style-name="P67"><text:span text:style-name="Strong_20_Emphasis"><text:span text:style-name="T41"><text:tab/><text:tab/>print "Key: <text:s text:c="5"/>" + key</text:span></text:span></text:p>
      <text:p text:style-name="P67"><text:span text:style-name="Strong_20_Emphasis"><text:span text:style-name="T41"><text:tab/><text:tab/>print "Result: <text:s text:c="2"/>" + result</text:span></text:span></text:p>
      <text:p text:style-name="P67"><text:span text:style-name="Strong_20_Emphasis"><text:span text:style-name="T41"><text:tab/><text:tab/>(x_title, x_genre, x_erection) = result.split("|")</text:span></text:span></text:p>
      <text:p text:style-name="P67"><text:span text:style-name="Strong_20_Emphasis"><text:span text:style-name="T41"><text:tab/><text:tab/>print "Title: <text:s text:c="3"/>" + x_title<text:tab/></text:span></text:span></text:p>
      <text:p text:style-name="P67"><text:span text:style-name="Strong_20_Emphasis"><text:span text:style-name="T41"><text:tab/><text:tab/>print "Genre: <text:s text:c="3"/>" + x_genre</text:span></text:span></text:p>
      <text:p text:style-name="P67"><text:span text:style-name="Strong_20_Emphasis"><text:span text:style-name="T41"><text:tab/><text:tab/>print "Erection: " + x_erection</text:span></text:span></text:p>
      <text:p text:style-name="P67"><text:span text:style-name="Strong_20_Emphasis"><text:span text:style-name="T41"/></text:span></text:p>
      <text:p text:style-name="P67"><text:span text:style-name="Strong_20_Emphasis"><text:span text:style-name="T41">if __name__ == '__main__':</text:span></text:span></text:p>
      <text:p text:style-name="P67"><text:span text:style-name="Strong_20_Emphasis"><text:span text:style-name="T41"><text:tab/>print "MySQL / Python: <text:s/>memcached Demo"</text:span></text:span></text:p>
      <text:p text:style-name="P67"><text:span text:style-name="Strong_20_Emphasis"><text:span text:style-name="T41"><text:tab/>print "-------------------------------"</text:span></text:span></text:p>
      <text:p text:style-name="P67"><text:span text:style-name="Strong_20_Emphasis"><text:span text:style-name="T41"><text:tab/>print</text:span></text:span></text:p>
      <text:p text:style-name="P67"><text:span text:style-name="Strong_20_Emphasis"><text:span text:style-name="T41"><text:tab/></text:span></text:span></text:p>
      <text:p text:style-name="P67"><text:span text:style-name="Strong_20_Emphasis"><text:span text:style-name="T41"><text:tab/>memc = connect_to_memcached()</text:span></text:span></text:p>
      <text:p text:style-name="P67"><text:span text:style-name="Strong_20_Emphasis"><text:span text:style-name="T41"><text:s/></text:span></text:span></text:p>
      <text:p text:style-name="P67"><text:span text:style-name="Strong_20_Emphasis"><text:span text:style-name="T41"><text:tab/>switch_table(memc,"default")</text:span></text:span></text:p>
      <text:p text:style-name="P67"><text:span text:style-name="Strong_20_Emphasis"><text:span text:style-name="T41"><text:tab/>insert_video(memc)</text:span></text:span></text:p>
      <text:p text:style-name="P67"><text:span text:style-name="Strong_20_Emphasis"><text:span text:style-name="T41"><text:tab/>query_video_data(memc)</text:span></text:span></text:p>
      <text:p text:style-name="P67"><text:span text:style-name="Strong_20_Emphasis"><text:span text:style-name="T41"/></text:span></text:p>
      <text:p text:style-name="P67"><text:span text:style-name="Strong_20_Emphasis"><text:span text:style-name="T41">sys.exit(0)</text:span></text:span></text:p>
      <text:p text:style-name="P67"><text:span text:style-name="Strong_20_Emphasis"><text:span text:style-name="T41"/></text:span></text:p>
      <text:p text:style-name="P66"><text:span text:style-name="Strong_20_Emphasis"><text:span text:style-name="T15">Python Output</text:span></text:span></text:p>
      <text:p text:style-name="P65"><text:span text:style-name="Strong_20_Emphasis"><text:span text:style-name="T40"/></text:span></text:p>
      <text:p text:style-name="P65"><text:span text:style-name="Strong_20_Emphasis"><text:span text:style-name="T38">sanders@thinkpad ~/Desktop $ python xxx_lib.py<text:line-break/>MySQL / Python:  memcached Demo<text:line-break/>-------------------------------<text:line-break/><text:line-break/>connected to memcached<text:line-break/><text:line-break/><text:line-break/>switching default table to 'default' by issuing GET for '@@default'.<text:line-break/><text:line-break/><text:line-break/>inserting data via memcached interface<text:line-break/><text:line-break/>updated roid [Roid Rage|Muscle|Fully Erect]<text:line-break/>updated mouth [Mouth-to-Mouth|Cum in Mouth|Fully Erect]<text:line-break/>added johnny [John Holmes|Vintage|Half Erect]<text:line-break/><text:line-break/>retrieving data for all keys.<text:line-break/><text:line-break/>--------------------------------------------------------------------------------------------<text:line-break/></text:span></text:span><text:soft-page-break/><text:span text:style-name="Strong_20_Emphasis"><text:span text:style-name="T38">Key:      roid<text:line-break/>Result:   Roid Rage|Muscle|Fully Erect<text:line-break/>Title:    Roid Rage<text:line-break/>Genre:    Muscle<text:line-break/>Erection: Fully Erect<text:line-break/>--------------------------------------------------------------------------------------------<text:line-break/>Key:      mouth<text:line-break/>Result:   Mouth-to-Mouth|Cum in Mouth|Fully Erect<text:line-break/>Title:    Mouth-to-Mouth<text:line-break/>Genre:    Cum in Mouth<text:line-break/>Erection: Fully Erect<text:line-break/>--------------------------------------------------------------------------------------------<text:line-break/>Key:      johnny<text:line-break/>Result:   John Holmes|Vintage|Half Erect<text:line-break/>Title:    John Holmes<text:line-break/>Genre:    Vintage<text:line-break/>Erection: Half Erect<text:line-break/>tsanders@thinkpad ~/Desktop $ </text:span></text:span></text:p>
      <text:p text:style-name="P65"><text:span text:style-name="Strong_20_Emphasis"><text:span text:style-name="T11"/></text:span></text:p>
      <text:p text:style-name="P65"><text:span text:style-name="Strong_20_Emphasis"><text:span text:style-name="T11"/></text:span></text:p>
      <text:p text:style-name="P67"><text:span text:style-name="Strong_20_Emphasis"><text:span text:style-name="T12">MySQL Output</text:span></text:span></text:p>
      <text:p text:style-name="P67"><text:span text:style-name="Strong_20_Emphasis"><text:span text:style-name="T38">thinkpad@localhost [xxx_lib] <text:s/>select * from xxx_lib;</text:span></text:span></text:p>
      <text:p text:style-name="P43"><text:span text:style-name="Strong_20_Emphasis"><text:span text:style-name="T20">+--------+----------------+--------------+-------------+-------+------+--------+</text:span></text:span></text:p>
      <text:p text:style-name="P43"><text:span text:style-name="Strong_20_Emphasis"><text:span text:style-name="T20">| x_key <text:s/>| title <text:s text:c="9"/>| genre <text:s text:c="7"/>| erection <text:s text:c="3"/>| flags | cas <text:s/>| expiry |</text:span></text:span></text:p>
      <text:p text:style-name="P43"><text:span text:style-name="Strong_20_Emphasis"><text:span text:style-name="T20">+--------+----------------+--------------+-------------+-------+------+--------+</text:span></text:span></text:p>
      <text:p text:style-name="P43"><text:span text:style-name="Strong_20_Emphasis"><text:span text:style-name="T20">| johnny | John Holmes <text:s text:c="3"/>| Vintage <text:s text:c="5"/>| Half Erect <text:s/>| <text:s text:c="4"/>0 | <text:s/>134 | <text:s text:c="5"/>0 |</text:span></text:span></text:p>
      <text:p text:style-name="P43"><text:span text:style-name="Strong_20_Emphasis"><text:span text:style-name="T20">| mouth <text:s/>| Mouth-to-Mouth | Cum in Mouth | Fully Erect | <text:s text:c="4"/>0 | <text:s/>133 | <text:s text:c="5"/>0 |</text:span></text:span></text:p>
      <text:p text:style-name="P43"><text:span text:style-name="Strong_20_Emphasis"><text:span text:style-name="T20">| roid <text:s text:c="2"/>| Roid Rage <text:s text:c="5"/>| Muscle <text:s text:c="6"/>| Fully Erect | <text:s text:c="4"/>0 | <text:s/>131 | <text:s text:c="5"/>0 |</text:span></text:span></text:p>
      <text:p text:style-name="P43"><text:span text:style-name="Strong_20_Emphasis"><text:span text:style-name="T20">+--------+----------------+--------------+-------------+-------+------+--------+</text:span></text:span></text:p>
      <text:p text:style-name="P67"><text:span text:style-name="Strong_20_Emphasis"><text:span text:style-name="T38">3 rows in set (0.00 sec)</text:span></text:span></text:p>
      <text:p text:style-name="P67"><text:span text:style-name="Strong_20_Emphasis"><text:span text:style-name="T38"/></text:span></text:p>
      <text:p text:style-name="P65"><text:span text:style-name="Strong_20_Emphasis"><text:span text:style-name="T10">Miscellaneous</text:span></text:span></text:p>
      <text:list xml:id="list6289661576977281690" text:style-name="L2">
        <text:list-item>
          <text:p text:style-name="P69"><text:span text:style-name="Strong_20_Emphasis"><text:span text:style-name="T22">memcached provides no security.</text:span></text:span></text:p>
        </text:list-item>
        <text:list-item>
          <text:p text:style-name="P69"><text:span text:style-name="Strong_20_Emphasis"><text:span text:style-name="T22"/></text:span></text:p>
        </text:list-item>
      </text:list>
      <text:p text:style-name="P64"><text:span text:style-name="Strong_20_Emphasis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Cambria" svg:font-family="Cambria"/>
    <style:font-face style:name="Lucida Sans1" svg:font-family="'Lucida Sans'" style:font-family-generic="swiss"/>
    <style:font-face style:name="Ubuntu Mono2" svg:font-family="'Ubuntu Mono'" style:font-pitch="fixed"/>
    <style:font-face style:name="Lucida Console" svg:font-family="'Lucida Console'" style:font-pitch="variable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Helvetica Neue1" svg:font-family="'Helvetica Neue'" style:font-family-generic="roman" style:font-pitch="variable"/>
    <style:font-face style:name="SourceCodePro-Bold" svg:font-family="SourceCodePro-Bold" style:font-family-generic="roman" style:font-pitch="variable"/>
    <style:font-face style:name="SourceCodePro-Regular" svg:font-family="SourceCodePro-Regular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3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2" style:family="table">
      <style:table-properties style:width="7.5in" table:align="margins" style:writing-mode="lr-tb"/>
    </style:style>
    <style:style style:name="Table2.A" style:family="table-column">
      <style:table-column-properties style:column-width="3.75in" style:rel-column-width="32767*"/>
    </style:style>
    <style:style style:name="Table2.B" style:family="table-column">
      <style:table-column-properties style:column-width="3.75in" style:rel-column-width="32768*"/>
    </style:style>
    <style:style style:name="MP1" style:family="paragraph" style:parent-style-name="Table_20_Contents">
      <style:text-properties officeooo:rsid="00396ec0" officeooo:paragraph-rsid="00396ec0"/>
    </style:style>
    <style:style style:name="MP2" style:family="paragraph" style:parent-style-name="Table_20_Contents">
      <style:text-properties officeooo:rsid="002d4531" officeooo:paragraph-rsid="002d4531"/>
    </style:style>
    <style:style style:name="M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Ubuntu1" fo:font-size="8pt" fo:language="en" fo:country="US" officeooo:rsid="0026cf77" style:font-size-asian="8pt" style:language-asian="en" style:country-asian="US" style:font-size-complex="8pt" style:language-complex="ar" style:country-complex="SA"/>
    </style:style>
    <style:style style:name="MP4" style:family="paragraph" style:parent-style-name="Standard">
      <style:text-properties fo:color="#808080" style:font-name="Ubuntu1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MP1"/>
            </table:table-cell>
            <table:table-cell office:value-type="string">
              <text:p text:style-name="MP2"><draw:frame draw:style-name="Mfr1" draw:name="Image1" text:anchor-type="paragraph" svg:width="1.9201in" svg:height="1in" draw:z-index="6"><draw:image xlink:href="Pictures/100000000000012C0000009C18FD5EE8.png" xlink:type="simple" xlink:show="embed" xlink:actuate="onLoad"/></draw:frame></text:p>
              <text:p text:style-name="MP2"/>
              <text:p text:style-name="MP2"/>
              <text:p text:style-name="MP2"/>
              <text:p text:style-name="MP2"/>
            </table:table-cell>
          </table:table-row>
        </table:table>
        <text:p text:style-name="Standard"/>
      </style:header>
      <style:footer>
        <text:p text:style-name="MP3"/>
        <text:p text:style-name="MP4"><text:file-name text:display="full">/Users/tsanders/Documents/MySQL/mysql_memcached.odt</text:file-name></text:p>
        <text:p text:style-name="MP4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4T20:29:44.859108207</dc:date>
    <meta:editing-duration>PT9H25M9S</meta:editing-duration>
    <meta:editing-cycles>51</meta:editing-cycles>
    <meta:generator>LibreOffice/5.0.0.5$MacOSX_X86_64 LibreOffice_project/1b1a90865e348b492231e1c451437d7a15bb262b</meta:generator>
    <meta:printed-by>Tim Sanders</meta:printed-by>
    <meta:print-date>2018-06-23T11:15:01.834772875</meta:print-date>
    <dc:creator>Tim Sanders</dc:creator>
    <meta:document-statistic meta:table-count="2" meta:image-count="1" meta:object-count="0" meta:page-count="7" meta:paragraph-count="305" meta:word-count="2129" meta:character-count="17655" meta:non-whitespace-character-count="13586"/>
  </office:meta>
</office:document-meta>
</file>